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0.716cm" fo:margin-left="2.471cm" fo:margin-right="3.814cm" table:align="margins"/>
    </style:style>
    <style:style style:name="Tabelle5.A" style:family="table-column">
      <style:table-column-properties style:column-width="3.731cm" style:rel-column-width="22815*"/>
    </style:style>
    <style:style style:name="Tabelle5.B" style:family="table-column">
      <style:table-column-properties style:column-width="2.514cm" style:rel-column-width="15372*"/>
    </style:style>
    <style:style style:name="Tabelle5.C" style:family="table-column">
      <style:table-column-properties style:column-width="4.471cm" style:rel-column-width="2734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5.265cm" fo:margin-left="2.445cm" fo:margin-right="9.29cm" table:align="margins"/>
    </style:style>
    <style:style style:name="Tabelle3.A" style:family="table-column">
      <style:table-column-properties style:column-width="3.784cm" style:rel-column-width="47092*"/>
    </style:style>
    <style:style style:name="Tabelle3.B" style:family="table-column">
      <style:table-column-properties style:column-width="1.482cm" style:rel-column-width="18443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 style:data-style-name="N0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5.133cm" fo:margin-left="2.524cm" fo:margin-right="9.343cm" table:align="margins"/>
    </style:style>
    <style:style style:name="Tabelle1.A" style:family="table-column">
      <style:table-column-properties style:column-width="3.651cm" style:rel-column-width="46617*"/>
    </style:style>
    <style:style style:name="Tabelle1.B" style:family="table-column">
      <style:table-column-properties style:column-width="1.482cm" style:rel-column-width="1891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 style:data-style-name="N0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0.61cm" fo:margin-left="3.5cm" fo:margin-right="2.891cm" table:align="margins" style:shadow="none"/>
    </style:style>
    <style:style style:name="Tabelle7.A" style:family="table-column">
      <style:table-column-properties style:column-width="2.752cm" style:rel-column-width="1560*"/>
    </style:style>
    <style:style style:name="Tabelle7.B" style:family="table-column">
      <style:table-column-properties style:column-width="7.858cm" style:rel-column-width="4455*"/>
    </style:style>
    <style:style style:name="Tabelle7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7.B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solid" fo:font-weight="normal" style:font-weight-asian="normal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29" style:family="paragraph" style:parent-style-name="Table_20_Contents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30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style:text-line-through-style="none"/>
    </style:style>
    <style:style style:name="P33" style:family="paragraph" style:parent-style-name="Table_20_Contents">
      <style:paragraph-properties fo:text-align="start" style:justify-single-word="false"/>
      <style:text-properties style:text-line-through-style="solid" fo:font-style="italic" style:font-style-asian="italic" style:font-style-complex="italic"/>
    </style:style>
    <style:style style:name="P34" style:family="paragraph" style:parent-style-name="Standard">
      <style:paragraph-properties fo:margin-top="0.3cm" fo:margin-bottom="0cm"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margin-top="0.3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.3cm" fo:margin-bottom="0cm"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40" style:family="paragraph" style:parent-style-name="Standard">
      <style:paragraph-properties fo:margin-left="0cm" fo:margin-right="0cm" fo:margin-top="0.101cm" fo:margin-bottom="0cm" fo:text-align="start" style:justify-single-word="false" fo:text-indent="0cm" style:auto-text-indent="false">
        <style:tab-stops/>
      </style:paragraph-properties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4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7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fo:font-style="normal" style:font-style-asian="normal" style:font-style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52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10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L11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5" style:family="paragraph" style:parent-style-name="Standard" style:list-style-name="L18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0" style:family="paragraph" style:parent-style-name="Standard" style:list-style-name="L19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 style:list-style-name="L20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2" style:family="paragraph" style:parent-style-name="Standard" style:list-style-name="L2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4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5" style:family="paragraph" style:parent-style-name="Standard" style:list-style-name="L11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6" style:family="paragraph" style:parent-style-name="Standard" style:list-style-name="L18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7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8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9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0" style:family="paragraph" style:parent-style-name="Standard" style:list-style-name="L2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1" style:family="paragraph" style:parent-style-name="Standard" style:list-style-name="L9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Standard" style:list-style-name="L11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Standard" style:list-style-name="L14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Standard" style:list-style-name="L1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6" style:family="paragraph" style:parent-style-name="Standard" style:list-style-name="L13">
      <style:paragraph-properties fo:text-align="start" style:justify-single-word="false"/>
      <style:text-properties fo:font-size="12pt" style:font-size-asian="12pt" style:font-size-complex="12pt"/>
    </style:style>
    <style:style style:name="P77" style:family="paragraph" style:parent-style-name="Standard" style:list-style-name="L13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 style:list-style-name="L14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 style:list-style-name="L6">
      <style:paragraph-properties fo:text-align="justify" style:justify-single-word="false"/>
      <style:text-properties fo:color="#00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 style:list-style-name="L23">
      <style:paragraph-properties fo:text-align="start" style:justify-single-word="false"/>
      <style:text-properties fo:color="#000000"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81" style:family="paragraph" style:parent-style-name="Standard" style:list-style-name="L7">
      <style:paragraph-properties fo:text-align="justify" style:justify-single-word="false"/>
      <style:text-properties fo:font-weight="bold" style:font-weight-asian="bold" style:font-weight-complex="bold"/>
    </style:style>
    <style:style style:name="P82" style:family="paragraph" style:parent-style-name="Standard" style:list-style-name="L13">
      <style:paragraph-properties fo:text-align="start" style:justify-single-word="false"/>
      <style:text-properties fo:font-weight="bold" style:font-weight-asian="bold" style:font-weight-complex="bold"/>
    </style:style>
    <style:style style:name="P83" style:family="paragraph" style:parent-style-name="Standard" style:list-style-name="L21">
      <style:paragraph-properties fo:text-align="start" style:justify-single-word="false"/>
      <style:text-properties fo:font-weight="bold" style:font-weight-asian="bold" style:font-weight-complex="bold"/>
    </style:style>
    <style:style style:name="P84" style:family="paragraph" style:parent-style-name="Standard" style:list-style-name="L8">
      <style:paragraph-properties fo:text-align="start" style:justify-single-word="false"/>
      <style:text-properties style:text-line-through-style="none" fo:font-size="12pt" style:text-underline-style="none" fo:font-weight="bold" style:font-size-asian="12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Standard" style:list-style-name="L8">
      <style:paragraph-properties fo:text-align="start" style:justify-single-word="false"/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Standard" style:list-style-name="L33">
      <style:paragraph-properties fo:text-align="start" style:justify-single-word="false"/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Standard" style:list-style-name="L8">
      <style:paragraph-properties fo:text-align="start" style:justify-single-word="false"/>
      <style:text-properties style:text-line-through-style="solid" fo:font-size="12pt" style:text-underline-style="none" fo:font-weight="bold" style:font-size-asian="12pt" style:font-weight-asian="bold" style:font-size-complex="12pt" style:font-weight-complex="bold"/>
    </style:style>
    <style:style style:name="P89" style:family="paragraph" style:parent-style-name="Standard" style:list-style-name="L12">
      <style:paragraph-properties fo:text-align="start" style:justify-single-word="false"/>
      <style:text-properties style:text-line-through-style="solid" fo:font-size="12pt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 style:list-style-name="L22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91" style:family="paragraph" style:parent-style-name="Standard" style:list-style-name="L24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92" style:family="paragraph" style:parent-style-name="Standard" style:list-style-name="L25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93" style:family="paragraph" style:parent-style-name="Standard" style:list-style-name="L26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94" style:family="paragraph" style:parent-style-name="Standard" style:list-style-name="L27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95" style:family="paragraph" style:parent-style-name="Standard" style:list-style-name="L28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96" style:family="paragraph" style:parent-style-name="Standard" style:list-style-name="L29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97" style:family="paragraph" style:parent-style-name="Standard" style:list-style-name="L30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</style:style>
    <style:style style:name="P99" style:family="paragraph" style:parent-style-name="Standard" style:list-style-name="L13">
      <style:paragraph-properties fo:text-align="start" style:justify-single-word="false"/>
    </style:style>
    <style:style style:name="P100" style:family="paragraph" style:parent-style-name="Standard" style:list-style-name="L19">
      <style:paragraph-properties fo:text-align="start" style:justify-single-word="false"/>
    </style:style>
    <style:style style:name="P101" style:family="paragraph" style:parent-style-name="Standard" style:list-style-name="L21">
      <style:paragraph-properties fo:text-align="start" style:justify-single-word="false"/>
    </style:style>
    <style:style style:name="P102" style:family="paragraph" style:parent-style-name="Standard" style:list-style-name="L21">
      <style:paragraph-properties fo:text-align="start" style:justify-single-word="false"/>
      <style:text-properties fo:font-weight="normal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05" style:family="paragraph" style:parent-style-name="Standard" style:list-style-name="L32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06" style:family="paragraph" style:parent-style-name="Standard" style:list-style-name="L4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07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8" style:family="paragraph" style:parent-style-name="Standard" style:list-style-name="L1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9" style:family="paragraph" style:parent-style-name="Standard" style:list-style-name="L5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0" style:family="paragraph" style:parent-style-name="Standard" style:list-style-name="L16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1" style:family="paragraph" style:parent-style-name="Standard" style:list-style-name="L17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2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>
      <style:paragraph-properties fo:margin-top="0.101cm" fo:margin-bottom="0cm"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 style:list-style-name="L17">
      <style:paragraph-properties fo:margin-top="0.101cm" fo:margin-bottom="0cm"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 style:list-style-name="L1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117" style:family="paragraph" style:parent-style-name="Standard" style:list-style-name="L16">
      <style:paragraph-properties fo:margin-top="0.101cm" fo:margin-bottom="0cm"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18" style:family="paragraph" style:parent-style-name="Standard" style:list-style-name="L15">
      <style:paragraph-properties fo:margin-top="0.101cm" fo:margin-bottom="0cm"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19" style:family="paragraph" style:parent-style-name="Standard" style:list-style-name="L14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20" style:family="paragraph" style:parent-style-name="Standard" style:list-style-name="L5">
      <style:paragraph-properties fo:margin-top="0.101cm" fo:margin-bottom="0cm" fo:text-align="start" style:justify-single-word="false"/>
    </style:style>
    <style:style style:name="P121" style:family="paragraph" style:parent-style-name="Standard" style:list-style-name="L17">
      <style:paragraph-properties fo:margin-top="0.101cm" fo:margin-bottom="0cm" fo:text-align="start" style:justify-single-word="false"/>
    </style:style>
    <style:style style:name="P122" style:family="paragraph" style:parent-style-name="Standard" style:list-style-name="L31">
      <style:paragraph-properties fo:margin-top="0.101cm" fo:margin-bottom="0cm" fo:text-align="start" style:justify-single-word="false"/>
    </style:style>
    <style:style style:name="P123" style:family="paragraph" style:parent-style-name="Standard" style:list-style-name="L16">
      <style:paragraph-properties fo:margin-top="0.101cm" fo:margin-bottom="0cm" fo:text-align="start" style:justify-single-word="false"/>
    </style:style>
    <style:style style:name="P124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5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</style:style>
    <style:style style:name="P126" style:family="paragraph" style:parent-style-name="Standard" style:list-style-name="L15">
      <style:paragraph-properties fo:margin-top="0.101cm" fo:margin-bottom="0cm" fo:line-height="100%" fo:text-align="start" style:justify-single-word="false">
        <style:tab-stops/>
      </style:paragraph-properties>
    </style:style>
    <style:style style:name="P127" style:family="paragraph" style:parent-style-name="Standard" style:list-style-name="L5">
      <style:paragraph-properties fo:margin-top="0.101cm" fo:margin-bottom="0cm" fo:text-align="start" style:justify-single-word="false"/>
      <style:text-properties fo:font-weight="bold" style:font-weight-asian="bold" style:font-weight-complex="bold"/>
    </style:style>
    <style:style style:name="P128" style:family="paragraph" style:parent-style-name="Standard" style:list-style-name="L31">
      <style:paragraph-properties fo:margin-top="0.101cm" fo:margin-bottom="0cm" fo:text-align="start" style:justify-single-word="false"/>
      <style:text-properties fo:font-weight="bold" style:font-weight-asian="bold" style:font-weight-complex="bold"/>
    </style:style>
    <style:style style:name="P129" style:family="paragraph" style:parent-style-name="Standard" style:list-style-name="L16">
      <style:paragraph-properties fo:margin-top="0.101cm" fo:margin-bottom="0cm" fo:text-align="start" style:justify-single-word="false"/>
      <style:text-properties style:text-line-through-style="soli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0" style:family="paragraph" style:parent-style-name="Standard" style:list-style-name="L16">
      <style:paragraph-properties fo:margin-top="0.101cm" fo:margin-bottom="0cm" fo:text-align="start" style:justify-single-word="false"/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131" style:family="paragraph" style:parent-style-name="Standard" style:list-style-name="L15">
      <style:paragraph-properties fo:margin-top="0.101cm" fo:margin-bottom="0cm" fo:line-height="100%" fo:text-align="start" style:justify-single-word="false">
        <style:tab-stops/>
      </style:paragraph-properties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 style:list-style-name="L4">
      <style:paragraph-properties fo:margin-left="0cm" fo:margin-right="0cm" fo:text-align="start" style:justify-single-word="false" fo:text-indent="-0.053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33" style:family="paragraph" style:parent-style-name="Standard" style:list-style-name="L4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34" style:family="paragraph" style:parent-style-name="Standard">
      <style:paragraph-properties fo:margin-top="0.3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Table_20_Contents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36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37" style:family="paragraph" style:parent-style-name="Table_20_Contents">
      <style:paragraph-properties fo:text-align="start" style:justify-single-word="false"/>
      <style:text-properties style:text-line-through-style="solid" fo:font-style="italic" style:font-style-asian="italic" style:font-style-complex="italic"/>
    </style:style>
    <style:style style:name="P138" style:family="paragraph" style:parent-style-name="Table_20_Contents">
      <style:paragraph-properties fo:margin-left="0.009cm" fo:margin-right="-0.229cm" fo:text-align="start" style:justify-single-word="false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2pt"/>
    </style:style>
    <style:style style:name="T6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style:text-underline-style="none" style:font-size-asian="12pt" style:font-size-complex="12pt"/>
    </style:style>
    <style:style style:name="T1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1" style:family="text">
      <style:text-properties style:font-name="Times New Roman1" style:text-underline-style="none" fo:font-weight="normal" style:font-name-asian="Times New Roman1" style:font-weight-asian="normal" style:font-name-complex="Times New Roman1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ff0000"/>
    </style:style>
    <style:style style:name="T34" style:family="text">
      <style:text-properties fo:color="#ff0000" fo:font-size="12pt" style:text-underline-style="none" style:font-size-asian="12pt" style:font-size-complex="12pt"/>
    </style:style>
    <style:style style:name="T35" style:family="text">
      <style:text-properties fo:color="#ff0000" fo:font-size="12pt" fo:background-color="#ffff00" style:font-size-asian="12pt" style:font-size-complex="12pt"/>
    </style:style>
    <style:style style:name="T36" style:family="text">
      <style:text-properties fo:color="#ff0000" fo:font-size="12pt" fo:font-weight="normal" fo:background-color="#ffff00" style:font-size-asian="12pt" style:font-weight-asian="normal" style:font-size-complex="12pt" style:font-weight-complex="normal"/>
    </style:style>
    <style:style style:name="T37" style:family="text">
      <style:text-properties fo:color="#ff0000" fo:background-color="transparent"/>
    </style:style>
    <style:style style:name="T38" style:family="text">
      <style:text-properties fo:color="#ff0000" fo:font-weight="normal" fo:background-color="#ffff00" style:font-weight-asian="normal" style:font-weight-complex="normal"/>
    </style:style>
    <style:style style:name="T39" style:family="text">
      <style:text-properties fo:color="#ff0000" fo:font-style="normal" fo:font-weight="normal" fo:background-color="#ffff00" style:font-style-asian="normal" style:font-weight-asian="normal" style:font-style-complex="normal" style:font-weight-complex="normal"/>
    </style:style>
    <style:style style:name="T40" style:family="text">
      <style:text-properties fo:color="#ff0000" fo:font-style="normal" fo:background-color="#ffff00" style:font-style-asian="normal" style:font-style-complex="normal"/>
    </style:style>
    <style:style style:name="T41" style:family="text">
      <style:text-properties fo:color="#ff0000" fo:font-weight="bold" fo:background-color="#ffff00" style:font-weight-asian="bold" style:font-weight-complex="bold"/>
    </style:style>
    <style:style style:name="T42" style:family="text">
      <style:text-properties fo:color="#ff0000" fo:background-color="#ffff00"/>
    </style:style>
    <style:style style:name="T43" style:family="text">
      <style:text-properties fo:color="#000080"/>
    </style:style>
    <style:style style:name="T44" style:family="text">
      <style:text-properties fo:color="#000080" style:text-underline-style="none"/>
    </style:style>
    <style:style style:name="T45" style:family="text">
      <style:text-properties fo:color="#00008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color="#000080" fo:font-weight="normal" style:font-weight-asian="normal" style:font-weight-complex="normal"/>
    </style:style>
    <style:style style:name="T47" style:family="text">
      <style:text-properties fo:color="#000080"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49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50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size="16pt" fo:font-weight="bold" style:font-size-asian="16pt" style:font-weight-asian="bold" style:font-size-complex="16pt" style:font-weight-complex="bold"/>
    </style:style>
    <style:style style:name="T52" style:family="text">
      <style:text-properties style:text-line-through-style="none"/>
    </style:style>
    <style:style style:name="T53" style:family="text">
      <style:text-properties style:text-line-through-style="none" fo:font-weight="normal" style:font-weight-asian="normal" style:font-weight-complex="normal"/>
    </style:style>
    <style:style style:name="T54" style:family="text"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text-line-through-styl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text-line-through-style="none" fo:font-size="12pt" fo:font-style="normal" style:text-underline-style="none" style:font-size-asian="12pt" style:font-style-asian="normal" style:font-size-complex="12pt" style:font-style-complex="normal"/>
    </style:style>
    <style:style style:name="T57" style:family="text">
      <style:text-properties style:text-line-through-style="non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8" style:family="text">
      <style:text-properties style:text-line-through-style="none"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style:text-line-through-style="solid"/>
    </style:style>
    <style:style style:name="T60" style:family="text">
      <style:text-properties fo:color="#000000"/>
    </style:style>
    <style:style style:name="T61" style:family="text">
      <style:text-properties fo:color="#000000" fo:font-weight="bold" style:font-weight-asian="bold" style:font-weight-complex="bold"/>
    </style:style>
    <style:style style:name="T62" style:family="text">
      <style:text-properties fo:color="#000000" fo:font-style="italic" style:font-style-asian="italic" style:font-style-complex="italic"/>
    </style:style>
    <style:style style:name="T6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color="#000000" fo:font-weight="normal" style:font-weight-asian="normal" style:font-weight-complex="normal"/>
    </style:style>
    <style:style style:name="T65" style:family="text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6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67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size-asian="12pt"/>
    </style:style>
    <style:style style:name="T69" style:family="text">
      <style:text-properties style:font-style-asian="normal"/>
    </style:style>
    <style:style style:name="T70" style:family="text">
      <style:text-properties style:font-size-complex="12pt"/>
    </style:style>
    <style:style style:name="T71" style:family="text">
      <style:text-properties style:font-style-complex="normal"/>
    </style:style>
    <style:style style:name="fr1" style:family="graphic" style:parent-style-name="Formula">
      <style:graphic-properties fo:margin-left="0cm" fo:margin-right="0cm" style:run-through="foreground" style:protect="none" style:wrap="none" style:vertical-pos="from-top" style:vertical-rel="paragraph" style:horizontal-pos="center" style:horizontal-rel="paragraph" fo:background-color="#ffffff" style:background-transparency="100%" fo:padding="0cm" fo:border="none" style:shadow="none" draw:ole-draw-aspect="1">
        <style:background-image/>
      </style:graphic-properties>
    </style:style>
    <style:style style:name="fr2" style:family="graphic" style:parent-style-name="Formula">
      <style:graphic-properties fo:margin-left="0cm" fo:margin-right="0cm" style:protect="none" style:wrap="parallel" style:number-wrapped-paragraphs="no-limit" style:wrap-contour="false" style:vertical-pos="from-top" style:vertical-rel="paragraph" style:horizontal-pos="center" style:horizontal-rel="paragraph" fo:background-color="#ffffff" style:background-transparency="100%" fo:padding="0cm" fo:border="none" style:shadow="none" draw:ole-draw-aspect="1">
        <style:background-image/>
      </style:graphic-properties>
    </style:style>
    <style:style style:name="fr3" style:family="graphic" style:parent-style-name="Formula">
      <style:graphic-properties style:vertical-pos="middle" style:vertical-rel="baseline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egelwerk</text:p>
      <text:list xml:id="list29521904" text:style-name="L1">
        <text:list-header>
          <text:p text:style-name="P42"/>
        </text:list-header>
      </text:list>
      <text:list xml:id="list29535637" text:style-name="L2">
        <text:list-item>
          <text:p text:style-name="P43">Karte</text:p>
          <text:list>
            <text:list-item>
              <text:p text:style-name="P47">Übersicht</text:p>
            </text:list-item>
            <text:list-item>
              <text:p text:style-name="P47">Gelände</text:p>
            </text:list-item>
          </text:list>
        </text:list-item>
        <text:list-item>
          <text:p text:style-name="P43">Einheiten</text:p>
          <text:list>
            <text:list-item>
              <text:p text:style-name="P43">Übersicht</text:p>
            </text:list-item>
            <text:list-item>
              <text:p text:style-name="P43">Attribute</text:p>
            </text:list-item>
            <text:list-item>
              <text:p text:style-name="P43">Fähigkeiten und Eigenschaften</text:p>
            </text:list-item>
          </text:list>
        </text:list-item>
        <text:list-item>
          <text:p text:style-name="P43">Ausrüstung</text:p>
          <text:list>
            <text:list-item>
              <text:p text:style-name="P43">Übersicht</text:p>
            </text:list-item>
            <text:list-item>
              <text:p text:style-name="P43">Waffen</text:p>
            </text:list-item>
            <text:list-item>
              <text:p text:style-name="P43">Rüstungen</text:p>
            </text:list-item>
            <text:list-item>
              <text:p text:style-name="P43">Sonstige</text:p>
            </text:list-item>
          </text:list>
        </text:list-item>
        <text:list-item>
          <text:p text:style-name="P43">Aktionen</text:p>
          <text:list>
            <text:list-item>
              <text:p text:style-name="P43">Übersicht</text:p>
            </text:list-item>
            <text:list-item>
              <text:p text:style-name="P43">Bewegung </text:p>
            </text:list-item>
            <text:list-item>
              <text:p text:style-name="P43">Angriff (Nahkampf)</text:p>
            </text:list-item>
            <text:list-item>
              <text:p text:style-name="P43">Angriff (Fernkampf)</text:p>
            </text:list-item>
            <text:list-item>
              <text:p text:style-name="P43">Fähigkeit </text:p>
            </text:list-item>
            <text:list-item>
              <text:p text:style-name="P43">Ausrüstung</text:p>
            </text:list-item>
            <text:list-item>
              <text:p text:style-name="P43">Interaktion </text:p>
            </text:list-item>
          </text:list>
        </text:list-item>
        <text:list-item>
          <text:p text:style-name="P43">Armee</text:p>
          <text:list>
            <text:list-item>
              <text:p text:style-name="P43">Armeestruktur</text:p>
            </text:list-item>
          </text:list>
        </text:list-item>
        <text:list-item>
          <text:p text:style-name="P43">Spielablauf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9">1. Karte</text:p>
      <text:p text:style-name="P20">1.1. Übersicht</text:p>
      <text:p text:style-name="P21"/>
      <text:list xml:id="list29525832" text:style-name="L3">
        <text:list-item>
          <text:list>
            <text:list-item>
              <text:p text:style-name="P49"><text:span text:style-name="T20">Karte –</text:span><text:span text:style-name="T32"> </text:span><text:span text:style-name="T32">Die Karte auf der gespielt wird, besteht aus Chunks</text:span></text:p>
            </text:list-item>
            <text:list-item>
              <text:p text:style-name="P50">Feld – <text:span text:style-name="T32">Ein einzelnes 6-eckiges Segment der Karte, auf einer bestimmten Höhe</text:span></text:p>
            </text:list-item>
            <text:list-item>
              <text:p text:style-name="P50">Chunk – <text:span text:style-name="T32">Alle Felder in einem 6-eckigen Segment der Karte</text:span></text:p>
            </text:list-item>
          </text:list>
        </text:list-item>
      </text:list>
      <text:p text:style-name="P23"/>
      <text:p text:style-name="P22"><text:span text:style-name="T32"><text:tab/></text:span><text:span text:style-name="T42">TODO: </text:span><text:span text:style-name="T38">Geländetypen, Hindernisse (auf Kanten), Bewegungstabellen</text:span></text:p>
      <text:list xml:id="list40438334" text:continue-numbering="true" text:style-name="L3">
        <text:list-item>
          <text:list>
            <text:list-header>
              <text:p text:style-name="P51"/>
            </text:list-header>
          </text:list>
        </text:list-item>
      </text:list>
      <text:list xml:id="list29509889" text:style-name="L4">
        <text:list-header>
          <text:p text:style-name="P106">2. Einheiten </text:p>
        </text:list-header>
      </text:list>
      <text:p text:style-name="P39"/>
      <text:p text:style-name="P39">2.1. Übersicht</text:p>
      <text:p text:style-name="P39"/>
      <text:p text:style-name="P39">2.2. Attribute</text:p>
      <text:p text:style-name="P37"><text:tab/></text:p>
      <text:p text:style-name="P37"><text:tab/>Feste Attribute</text:p>
      <text:p text:style-name="P37"><text:tab/><text:span text:style-name="T9">Fest heißt hier, dass sie nicht direkt von Talenten oder Effekten verändert werden können.</text:span></text:p>
      <text:list xml:id="list29530967" text:style-name="L5">
        <text:list-item>
          <text:list>
            <text:list-item>
              <text:p text:style-name="P107">Einheitentyp (Typ): <text:span text:style-name="T43">Held, leichte Infanterie, schwere Infanterie, leichte Kavallerie, schwere Kavallerie, Riesig, Mechanisch, Bestie, Humanoid, Flug</text:span></text:p>
            </text:list-item>
            <text:list-item>
              <text:p text:style-name="P120"><text:span text:style-name="T6">Truppgröße(TG)</text:span><text:span text:style-name="T11"> – </text:span><text:span text:style-name="T7">Die Aktuelle Anzahl von Soldaten</text:span></text:p>
            </text:list-item>
            <text:list-item>
              <text:p text:style-name="P112"><text:span text:style-name="T60">(normale) </text:span><text:span text:style-name="T61">Truppgröße(NTG) –</text:span><text:span text:style-name="T62"> </text:span><text:span text:style-name="T60">Die Anzahl von Soldaten, ohne Verluste</text:span></text:p>
            </text:list-item>
            <text:list-item>
              <text:p text:style-name="P112">(aktuelle) <text:span text:style-name="T20">Waffe (W) - </text:span><text:s/>Die im Moment von der Einheit geführte Waffe. Sie kann ersetzt werden durch eine andere im Inventar befindliche Waffe durch die Aktion Ausrüstung.</text:p>
            </text:list-item>
            <text:list-item>
              <text:p text:style-name="P107">Rüstung (R) – <text:span text:style-name="T32">Die von den Einheiten dieses Trupps ausgerüstete Rüstung. (Abschnitt 3.3) </text:span></text:p>
            </text:list-item>
            <text:list-item>
              <text:p text:style-name="P107"><text:span text:style-name="T52">Talente (T) </text:span><text:span text:style-name="T58">(Menge)</text:span><text:span text:style-name="T53"> – Die Eigenschaften (EG) und Fähigkeiten (FH) eines Trupps. (Abschnitt 4.5)</text:span></text:p>
            </text:list-item>
            <text:list-item>
              <text:p text:style-name="P124">Modifikationen (mod,modP)<text:span text:style-name="T53"> – </text:span><text:span text:style-name="T32">Ergeben sich aus den Modifikationen der Ausrüstung, der Talente und der Effekte. </text:span><text:span text:style-name="T53">mod(a,t)</text:span><text:span text:style-name="T32"> gibt an, wie bei der Aktion a das Attribut t absolut verändert wird und </text:span><text:span text:style-name="T53">modP(a,t)</text:span><text:span text:style-name="T32"> gibt an, wie bei der Aktion a das Attribut t prozentual verändert wird. </text:span></text:p>
            </text:list-item>
            <text:list-item>
              <text:p text:style-name="P125"><text:span text:style-name="T54">Größe(G) – </text:span><text:span text:style-name="T55">Ein Set von Größenordnungen für Einheiten</text:span></text:p>
            </text:list-item>
          </text:list>
        </text:list-item>
      </text:list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6">Sehr klein <text:span text:style-name="T22">(XS)</text:span></text:p>
          </table:table-cell>
          <table:table-cell table:style-name="Tabelle5.A1" office:value-type="string">
            <text:p text:style-name="P26">&lt;0,8m</text:p>
          </table:table-cell>
          <table:table-cell table:style-name="Tabelle5.C1" office:value-type="string">
            <text:p text:style-name="P28">Gartenzwerge,...</text:p>
          </table:table-cell>
        </table:table-row>
        <table:table-row>
          <table:table-cell table:style-name="Tabelle5.A2" office:value-type="string">
            <text:p text:style-name="P26">Klein <text:span text:style-name="T22">(S)</text:span></text:p>
          </table:table-cell>
          <table:table-cell table:style-name="Tabelle5.A2" office:value-type="string">
            <text:p text:style-name="P26">0,8m – 1,6m</text:p>
          </table:table-cell>
          <table:table-cell table:style-name="Tabelle5.C2" office:value-type="string">
            <text:p text:style-name="P28">(LotR) Zwerge -0.2m,...</text:p>
          </table:table-cell>
        </table:table-row>
        <table:table-row>
          <table:table-cell table:style-name="Tabelle5.A2" office:value-type="string">
            <text:p text:style-name="P26">Normal <text:span text:style-name="T22">(N)</text:span></text:p>
          </table:table-cell>
          <table:table-cell table:style-name="Tabelle5.A2" office:value-type="string">
            <text:p text:style-name="P26">1,6m – 2,2m</text:p>
          </table:table-cell>
          <table:table-cell table:style-name="Tabelle5.C2" office:value-type="string">
            <text:p text:style-name="P28">Menschen,...</text:p>
          </table:table-cell>
        </table:table-row>
        <table:table-row>
          <table:table-cell table:style-name="Tabelle5.A2" office:value-type="string">
            <text:p text:style-name="P26">Groß <text:span text:style-name="T22">(L)</text:span></text:p>
          </table:table-cell>
          <table:table-cell table:style-name="Tabelle5.A2" office:value-type="string">
            <text:p text:style-name="P26">2,2m – 4,0m </text:p>
          </table:table-cell>
          <table:table-cell table:style-name="Tabelle5.C2" office:value-type="string">
            <text:p text:style-name="P28">Reiter, (LotR) Trolle,...</text:p>
          </table:table-cell>
        </table:table-row>
        <table:table-row>
          <table:table-cell table:style-name="Tabelle5.A2" office:value-type="string">
            <text:p text:style-name="P26">Sehr Groß <text:span text:style-name="T22">(XL)</text:span></text:p>
          </table:table-cell>
          <table:table-cell table:style-name="Tabelle5.A2" office:value-type="string">
            <text:p text:style-name="P26">4,0m – 7,0m</text:p>
          </table:table-cell>
          <table:table-cell table:style-name="Tabelle5.C2" office:value-type="string">
            <text:p text:style-name="P28">1,5 (LotR) Trolle,...</text:p>
          </table:table-cell>
        </table:table-row>
        <table:table-row>
          <table:table-cell table:style-name="Tabelle5.A2" office:value-type="string">
            <text:p text:style-name="P26">Riesig <text:span text:style-name="T22">(XXL)</text:span></text:p>
          </table:table-cell>
          <table:table-cell table:style-name="Tabelle5.A2" office:value-type="string">
            <text:p text:style-name="P26">7,0m&lt;</text:p>
          </table:table-cell>
          <table:table-cell table:style-name="Tabelle5.C2" office:value-type="string">
            <text:p text:style-name="P28">Riese, 2 (LotR) Trolle,...</text:p>
          </table:table-cell>
        </table:table-row>
      </table:table>
      <text:p text:style-name="P38"/>
      <text:p text:style-name="P40"><text:tab/><text:span text:style-name="T1">(Variable) Attribute</text:span></text:p>
      <text:list xml:id="list40454574" text:continue-numbering="true" text:style-name="L5">
        <text:list-item>
          <text:list>
            <text:list-item>
              <text:p text:style-name="P109"><text:soft-page-break/>Kampfkraft (EKK) [0 – 25] – <text:span text:style-name="T32">(Basisschaden) Der Grundschaden der Einheit</text:span></text:p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1">(LotR) Ork</text:p>
          </table:table-cell>
          <table:table-cell table:style-name="Tabelle3.B1" office:value-type="float" office:value="4">
            <text:p text:style-name="P31">4</text:p>
          </table:table-cell>
        </table:table-row>
        <table:table-row>
          <table:table-cell table:style-name="Tabelle3.A2" office:value-type="string">
            <text:p text:style-name="P31">Mensch</text:p>
          </table:table-cell>
          <table:table-cell table:style-name="Tabelle3.B2" office:value-type="float" office:value="6">
            <text:p text:style-name="P31">6</text:p>
          </table:table-cell>
        </table:table-row>
        <table:table-row>
          <table:table-cell table:style-name="Tabelle3.A2" office:value-type="string">
            <text:p text:style-name="P31">(LotR) Troll</text:p>
          </table:table-cell>
          <table:table-cell table:style-name="Tabelle3.B2" office:value-type="float" office:value="12">
            <text:p text:style-name="P31">12</text:p>
          </table:table-cell>
        </table:table-row>
      </table:table>
      <text:list xml:id="list40439294" text:continue-numbering="true" text:style-name="L5">
        <text:list-item>
          <text:list>
            <text:list-item>
              <text:p text:style-name="P120"><text:span text:style-name="T6">Kampfgeschick (EKG) [0 – 25] – </text:span><text:span text:style-name="T7">Beschreibt, wie gut eine Einheit im Umgang mit Waffen allgemein ausgebildet wurde. Er gibt Boni/Mali im Nahkampf je nachdem, wie hoch das KG des Gegners ist</text:span><text:span text:style-name="T6">. EKG(w)</text:span><text:span text:style-name="T7"> beschreibt das Kampfgeschick im Umgang mit dem Waffentyp w (Kapitel 3). Nur </text:span><text:span text:style-name="T6">EKG </text:span><text:span text:style-name="T7">meint: EKG(W.Typ)</text:span></text:p>
            </text:list-item>
            <text:list-item>
              <text:p text:style-name="P127"><text:span text:style-name="T8">Angriffe (EA) – </text:span><text:span text:style-name="T7">Die Anzahl der Angriffe, die diese Einheit während einer Kampfaktion hat. (üblicherweise Einen).</text:span></text:p>
            </text:list-item>
            <text:list-item>
              <text:p text:style-name="P120"><text:span text:style-name="T6">Initiative (EI)</text:span><text:span text:style-name="T11"> </text:span><text:span text:style-name="T6">[0 – 25] </text:span><text:span text:style-name="T11">– </text:span><text:span text:style-name="T7">Beschreibt die Geschwindigkeit ,mit der die Einheit agiert. Die Einheit mit dem höheren Wert bekommt im Nahkampf den Erstschlag.Außerdem bestimmt die Initiative in welcher Reihenfolge die Trupps ziehen.</text:span></text:p>
            </text:list-item>
            <text:list-item>
              <text:p text:style-name="P120"><text:span text:style-name="T6">Aktionspunkte (EAP) [0 – 30] – </text:span><text:span text:style-name="T7">Beschreibt die Menge von Aktionen, die eine Einheit im Zeitintervall einer Runde ausführen kann. (Beachte: Es ist immer nur 1 Angriff möglich).Der Mittelwert sollte bei etwa 15 liegen. </text:span><text:span text:style-name="T6">AP(a) </text:span><text:span text:style-name="T7">gibt die Kosten für die Aktion a an (Kapitel 4).</text:span></text:p>
            </text:list-item>
            <text:list-item>
              <text:p text:style-name="P127"><text:span text:style-name="T8">Schicksalspunkte (ESP): - </text:span><text:span text:style-name="T7">Diese Punkte sind primär für Helden bestimmt und erlauben es tödliche Situationen zu überleben.</text:span></text:p>
            </text:list-item>
            <text:list-item>
              <text:p text:style-name="P127"><text:span text:style-name="T8">Abwehr (EAB) –</text:span><text:span text:style-name="T7"> Beschreibt, wie gut eine Einheit geschützt ist gegen Angriffe (ohne Berücksichtigung von Angriffsvorteilen und ähnlichem)</text:span></text:p>
            </text:list-item>
            <text:list-item>
              <text:p text:style-name="P127"><text:span text:style-name="T8">Moral (EM) – </text:span><text:span text:style-name="T7">Beschreibt den aktuellen Kampfwillen der Einheit.</text:span></text:p>
            </text:list-item>
            <text:list-item>
              <text:p text:style-name="P127"><text:span text:style-name="T7">(normale) </text:span><text:span text:style-name="T8">Moral (ENM) – </text:span><text:span text:style-name="T7">Die Moral des frischen Trupps.</text:span></text:p>
            </text:list-item>
            <text:list-item>
              <text:p text:style-name="P113">Lebenspunkte(ELP) – <text:span text:style-name="T32">Beschreibt die Widerstandsfähigkeit gegen Treffer.</text:span></text:p>
            </text:list-item>
            <text:list-item>
              <text:p text:style-name="P107"><text:span text:style-name="T32">(normale)</text:span><text:span text:style-name="T21"> </text:span>Lebenspunkt(ENLP)<text:span text:style-name="T21"> – </text:span><text:span text:style-name="T32">Die Lebenspunkte eines unverletzten Trupps. Die </text:span>ILP<text:span text:style-name="T32"> bezeichnen die Lebenspunkte eines einzelnen Soldaten der Einheit.</text:span></text:p>
            </text:list-item>
            <text:list-item>
              <text:p text:style-name="P107">Bewegungskosten (EBK): <text:span text:style-name="T32">Die Kosten einer unmodifizierten Bewegung.</text:span></text:p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2">Mobiles Geschütz</text:p>
          </table:table-cell>
          <table:table-cell table:style-name="Tabelle1.B1" office:value-type="float" office:value="12">
            <text:p text:style-name="P32">12</text:p>
          </table:table-cell>
        </table:table-row>
        <table:table-row>
          <table:table-cell table:style-name="Tabelle1.A2" office:value-type="string">
            <text:p text:style-name="P32">Einfacher Fußsoldat</text:p>
          </table:table-cell>
          <table:table-cell table:style-name="Tabelle1.B2" office:value-type="float" office:value="7">
            <text:p text:style-name="P32">7</text:p>
          </table:table-cell>
        </table:table-row>
        <table:table-row>
          <table:table-cell table:style-name="Tabelle1.A2" office:value-type="string">
            <text:p text:style-name="P32">Einfacher Reiter</text:p>
          </table:table-cell>
          <table:table-cell table:style-name="Tabelle1.B2" office:value-type="float" office:value="4">
            <text:p text:style-name="P32">4</text:p>
          </table:table-cell>
        </table:table-row>
      </table:table>
      <text:list xml:id="list40443519" text:continue-numbering="true" text:style-name="L5">
        <text:list-item>
          <text:list>
            <text:list-item>
              <text:p text:style-name="P107">Angriffskosten (EAK): <text:span text:style-name="T32">Die Kosten für einen unmodifizierten Angriff mit der ausgerüsteten Waffe.</text:span></text:p>
            </text:list-item>
            <text:list-item>
              <text:p text:style-name="P125"><text:span text:style-name="T6">Inventar: </text:span><text:span text:style-name="T7">Alle Einheiten verfügen über ein Inventar, dass in Slots unterteilt ist. Jeder Slot fasst Gegenstände von einem bestimmten Typ (Nahkampfwaffe, Fernkampfwaffe, Verbrauchbar, Munition, Rüstung, etc.). 2 Slots sind besonders hervorgehoben. Zum einen die aktuell ausgerüstete</text:span><text:span text:style-name="T6"> Rüstung (R)</text:span><text:span text:style-name="T7"> und die aktuell ausgerüstete </text:span><text:span text:style-name="T6">Waffe (W)</text:span><text:span text:style-name="T7">.</text:span></text:p>
            </text:list-item>
            <text:list-item>
              <text:p text:style-name="P125"><text:span text:style-name="T55">(aktive) </text:span><text:span text:style-name="T54">Effekte (E) </text:span><text:span text:style-name="T57">(Menge) </text:span><text:span text:style-name="T54">– </text:span><text:span text:style-name="T55">Die Effekte unter denen der Trupp steht.(Abschnitt 4.5)</text:span></text:p>
            </text:list-item>
          </text:list>
        </text:list-item>
      </text:list>
      <text:p text:style-name="P37"/>
      <text:p text:style-name="P20">2.2.<text:tab/>Fähigkeiten, Eigenschaften und Effekte</text:p>
      <text:p text:style-name="P20"/>
      <text:p text:style-name="P4">Die <text:span text:style-name="T20">Fähigkeiten</text:span> und <text:span text:style-name="T20">Eigenschaften</text:span> einer Einheit bilden zusammen die <text:span text:style-name="T20">Talente</text:span> der Einheit. Dies können Hintergrundmerkmale (wie etwa ein spezielles Training) oder aber auch im Laufe der Kampagne erlernte Fähigkeiten sein. Eigenschaften sind in der Regel <text:span text:style-name="T20">Passive</text:span> Talente, die Boni oder <text:soft-page-break/>auch Mali auf die Grundwerte geben, darüber hinaus können sie auch in bestimmten Situationen (siehe Ereignisse) <text:span text:style-name="T20">Effekte</text:span> geben. Fähigkeiten sind <text:span text:style-name="T20">Aktive</text:span> Talente und müssen mit AP aktiviert werden. Auch Effekte können in bestimmten Situationen neue Effekte auslösen. <text:span text:style-name="T20">Modifikationen </text:span>geben an, wie Talente und Effekte Handlungen eines Trupps beeinflussen.</text:p>
      <text:p text:style-name="P4"/>
      <text:list xml:id="list29528584" text:style-name="L6">
        <text:list-item>
          <text:list>
            <text:list-item>
              <text:p text:style-name="P52"><text:span text:style-name="T20">Talente</text:span> ändern sich während des Szenarios nicht</text:p>
              <text:list>
                <text:list-item>
                  <text:p text:style-name="P64">Eigenschaften <text:span text:style-name="T32">geben Permanente Boni zu Attributen, modifizieren Aktionen und können Effekte auslösen, wenn bestimmt Ereignisse eintreten.</text:span></text:p>
                </text:list-item>
                <text:list-item>
                  <text:p text:style-name="P64">Fähigkeiten <text:span text:style-name="T32">werden durch AP ausgelöst und bewirken unmittelbare Effekte, können aber auch anhaltende Effekte auslösen.</text:span></text:p>
                </text:list-item>
              </text:list>
            </text:list-item>
            <text:list-item>
              <text:p text:style-name="P64">Effekte</text:p>
              <text:p text:style-name="P79">(Etwas Abstrakter wäre es Effekte als Zustände zu verstehen in denen sich der Trupp oder Held gerade befindet)</text:p>
              <text:list>
                <text:list-item>
                  <text:p text:style-name="P64">anhaltende Effekte<text:span text:style-name="T32"> sind vergleichbar mit Buffs aus bekannten spielen. Sie geben </text:span>Attributboni<text:span text:style-name="T32">, können Aktionen </text:span>modifizieren<text:span text:style-name="T32"> und Effekte auslösen, wenn bestimmte Ereignisse eintreten.</text:span></text:p>
                </text:list-item>
                <text:list-item>
                  <text:p text:style-name="P64">Sofortige Effekte <text:span text:style-name="T32">treten sofort ein, Flächenschaden von Geschützen und ähnlichem</text:span></text:p>
                </text:list-item>
              </text:list>
            </text:list-item>
          </text:list>
        </text:list-item>
      </text:list>
      <text:p text:style-name="P7"/>
      <text:p text:style-name="P4"><text:span text:style-name="T27"><text:tab/></text:span><text:span text:style-name="T4">Effekte</text:span></text:p>
      <text:p text:style-name="P4"><text:span text:style-name="T4"><text:tab/></text:span><text:span text:style-name="T26">Anhaltende Effekte </text:span><text:span text:style-name="T27">haben folgende Attribute:</text:span></text:p>
      <text:list xml:id="list29526099" text:style-name="L7">
        <text:list-item>
          <text:list>
            <text:list-item>
              <text:p text:style-name="P81">Typ: <text:span text:style-name="T55">Positiv, Neutral, Negativ – Zur geeigneten Markierung im Spiel.</text:span></text:p>
            </text:list-item>
            <text:list-item>
              <text:p text:style-name="P81"><text:span text:style-name="T56">Beschreibung: </text:span><text:span text:style-name="T55">Ingame Tooltip. </text:span></text:p>
            </text:list-item>
            <text:list-item>
              <text:p text:style-name="P81"><text:span text:style-name="T56">Versteckt: </text:span><text:span text:style-name="T55">Ja/Nein, Ob der Effekt im Spiel angezeigt wird.</text:span></text:p>
            </text:list-item>
          </text:list>
        </text:list-item>
      </text:list>
      <text:list xml:id="list29518870" text:style-name="L8">
        <text:list-item>
          <text:list>
            <text:list-item>
              <text:list>
                <text:list-item>
                  <text:p text:style-name="P84">Auswirkungen: <text:span text:style-name="T32">Gibt an, was dieser Effekt nun eigentlich tut. Dies können Modifikationen von Aktionen sein, direkte Attributboni und ähnliches sein.</text:span></text:p>
                </text:list-item>
                <text:list-item>
                  <text:p text:style-name="P84">Dauer: <text:span text:style-name="T32">Dauer bis der Effekt schwindet. (-1 = infinity)</text:span></text:p>
                </text:list-item>
                <text:list-item>
                  <text:p text:style-name="P84">Nebeneffekte: <text:span text:style-name="T32">Die Effekte, welcher dieser Effekt auslösen kann, dafür hat der Effekt für jeden Nebeneffekt folgende Attribute:</text:span></text:p>
                  <text:list>
                    <text:list-item>
                      <text:p text:style-name="P84">Ereignisse: <text:span text:style-name="T32">Bei Diesen Ereignissen treten die unter Effekten beschriebenen Effekte ein (unerwartet!), wenn zusätzlich die Bedingungen dafür erfüllt sind. </text:span></text:p>
                    </text:list-item>
                    <text:list-item>
                      <text:p text:style-name="P84">Bedingungen</text:p>
                    </text:list-item>
                    <text:list-item>
                      <text:p text:style-name="P84">Effekte</text:p>
                    </text:list-item>
                  </text:list>
                </text:list-item>
                <text:list-item>
                  <text:p text:style-name="P84"><text:span text:style-name="T27">Abbruch: </text:span><text:span text:style-name="T28">Bei diesen Ereignissen wird der Effekt abgebrochen, wenn zusätzlich noch die Abbruchbedingungen erfüllt sind. (</text:span><text:span text:style-name="T40">TODO:</text:span><text:span text:style-name="T39"> Mehrere Abbruchereignisse</text:span><text:span text:style-name="T28">)</text:span></text:p>
                </text:list-item>
                <text:list-item>
                  <text:p text:style-name="P86">Abbruchbedingungen</text:p>
                </text:list-item>
              </text:list>
            </text:list-item>
          </text:list>
        </text:list-item>
      </text:list>
      <text:p text:style-name="P85"><text:tab/></text:p>
      <text:p text:style-name="P85"><text:tab/>Sofortige Effekte <text:span text:style-name="T32">haben folgende Attribute:</text:span></text:p>
      <text:list xml:id="list40373309" text:style-name="L33">
        <text:list-item>
          <text:list>
            <text:list-item>
              <text:p text:style-name="P87">Auswirkungen: <text:span text:style-name="T32">Gibt an, was dieser Effekt nun eigentlich tut. Dies können Modifikationen von Aktionen sein, direkte Attributboni und ähnliches sein.</text:span></text:p>
            </text:list-item>
          </text:list>
        </text:list-item>
      </text:list>
      <text:p text:style-name="P85"><text:span text:style-name="T32"/></text:p>
      <text:p text:style-name="P85"><text:span text:style-name="T32"><text:tab/></text:span>Besondere Effekte </text:p>
      <text:p text:style-name="P85"><text:span text:style-name="T32"><text:tab/></text:span></text:p>
      <text:p text:style-name="P17"><text:tab/></text:p>
      <text:p text:style-name="P17"><text:tab/>Attributboni</text:p>
      <text:p text:style-name="P17"><text:tab/><text:span text:style-name="T16">Es gibt feste Attributboni, die durch Eigenschaften von Einheiten verliehen werden und <text:tab/>temporäre, die durch Effekte und Eigenschaften von Ausrüstung verliehen werden.</text:span></text:p>
      <text:p text:style-name="P7"/>
      <text:p text:style-name="P4"><text:tab/><text:span text:style-name="T2">Modifikationen</text:span></text:p>
      <text:p text:style-name="P7"><text:span text:style-name="T2"><text:tab/></text:span>Modifikationen beeinflussen den Ablauf von Aktionen (Angriffen, Bewegung, <text:tab/>etc.).<text:span text:style-name="T20">e.mod(a,t)</text:span> gibt an, wie bei der Aktion a das Attribut t absolut durch die <text:soft-page-break/><text:tab/>Eigenschaft/den Effekt e verändert wird und <text:span text:style-name="T20">e.modP(a,t)</text:span> gibt an, wie bei der Aktion a das <text:tab/>Attribut t prozentual verändert wird. Außerdem können Aktionen durch Modifikationen <text:tab/>deaktiviert werden. (z.B. Bewegung für Stationäre Geschütze nach dem aufbauen) <text:span text:style-name="T22">Die <text:tab/>Modifikationen sind insbesondere <text:tab/>nützlich, um <text:tab/>Boni zu beschreiben, die nur unter <text:tab/>bestimmten Bedingungen auftreten (etwa <text:tab/>ein 25% Bonus gegen Bestien)</text:span></text:p>
      <text:p text:style-name="P8"/>
      <text:p text:style-name="P14"><text:tab/>Ereignisse</text:p>
      <text:p text:style-name="P4"><text:span text:style-name="T20"><text:tab/>(anhaltende) Effekte</text:span> und <text:span text:style-name="T20">Eigenschaften</text:span> können andere Effekte auslösen. Tritt ein Ereignis <text:tab/>ein, so wird bei allen (anhaltenden) Effekten und Eigenschaften, die bei diesem Ereignis <text:tab/>ausgelöst werden geprüft, ob <text:tab/>die Bedingungen erfüllt sind um die Effekte auszulösen (oder <text:tab/>abzubrechen) <text:span text:style-name="T20"><text:tab/></text:span></text:p>
      <text:p text:style-name="P2"/>
      <text:list xml:id="list29535190" text:style-name="L9">
        <text:list-item>
          <text:list>
            <text:list-item>
              <text:list>
                <text:list-item>
                  <text:p text:style-name="P71">Bewegung Vorher : <text:span text:style-name="T32">Tritt ein, bevor sich ein Trupp/Held auf ein anders Feld bewegt.</text:span></text:p>
                </text:list-item>
                <text:list-item>
                  <text:p text:style-name="P71">Bewegung Nachher :<text:span text:style-name="T32"> Tritt ein, nachdem sich ein Trupp/Held auf ein anders Feld bewegt hat.</text:span></text:p>
                </text:list-item>
                <text:list-item>
                  <text:p text:style-name="P71">Drehung</text:p>
                </text:list-item>
                <text:list-item>
                  <text:p text:style-name="P71">Angriff Vorher: <text:span text:style-name="T32">Tritt ein, bevor ein Trupp einen andern angreift. </text:span></text:p>
                </text:list-item>
                <text:list-item>
                  <text:p text:style-name="P71">Angriff: <text:span text:style-name="T32">Tritt ein, während ein Trupp angreift.</text:span></text:p>
                </text:list-item>
                <text:list-item>
                  <text:p text:style-name="P71">Angriff Nachher: <text:span text:style-name="T32">Tritt ein, nachdem ein Trupp einen andern angegriffen hat.</text:span></text:p>
                </text:list-item>
                <text:list-item>
                  <text:p text:style-name="P71">Angriff Fernkampf Vorher</text:p>
                </text:list-item>
                <text:list-item>
                  <text:p text:style-name="P71">Angriff Fernkampf </text:p>
                </text:list-item>
                <text:list-item>
                  <text:p text:style-name="P71">Angriff Fernkampf Nachher</text:p>
                </text:list-item>
                <text:list-item>
                  <text:p text:style-name="P71">Verteidigung Vorher: <text:span text:style-name="T32">Tritt ein, bevor ein Trupp angegriffen wird.</text:span></text:p>
                </text:list-item>
                <text:list-item>
                  <text:p text:style-name="P71">Verteidigung Nachher<text:span text:style-name="T32">: Tritt ein, nachdem ein Trupp angegriffen wurde.</text:span></text:p>
                </text:list-item>
                <text:list-item>
                  <text:p text:style-name="P71">Verteidigung Fernkampf Vorher</text:p>
                </text:list-item>
                <text:list-item>
                  <text:p text:style-name="P71">Verteidigung Fernkampf Nachher</text:p>
                </text:list-item>
                <text:list-item>
                  <text:p text:style-name="P71">Aktion benutzen: <text:span text:style-name="T32">Eine Aktion auf der Karte benutzen </text:span><text:span text:style-name="T21">(z.B verschanzen)</text:span></text:p>
                </text:list-item>
                <text:list-item>
                  <text:p text:style-name="P71">Moral über 100%</text:p>
                </text:list-item>
                <text:list-item>
                  <text:p text:style-name="P71">Moral 75% - 100%</text:p>
                </text:list-item>
                <text:list-item>
                  <text:p text:style-name="P71">Moral 50% - 75%</text:p>
                </text:list-item>
                <text:list-item>
                  <text:p text:style-name="P71">Moral 25% - 50%</text:p>
                </text:list-item>
                <text:list-item>
                  <text:p text:style-name="P71">Moral 0% - 25%</text:p>
                </text:list-item>
                <text:list-item>
                  <text:p text:style-name="P71">Moral 0 (Flucht)</text:p>
                </text:list-item>
                <text:list-item>
                  <text:p text:style-name="P71">Leben 100%</text:p>
                </text:list-item>
                <text:list-item>
                  <text:p text:style-name="P71">Leben 75% - 100%</text:p>
                </text:list-item>
                <text:list-item>
                  <text:p text:style-name="P71">Leben 50% - 75%</text:p>
                </text:list-item>
                <text:list-item>
                  <text:p text:style-name="P71">Leben 25% - 50%</text:p>
                </text:list-item>
                <text:list-item>
                  <text:p text:style-name="P71">Leben 0% - 25%</text:p>
                </text:list-item>
                <text:list-item>
                  <text:p text:style-name="P71">Leben 0 (Tot)</text:p>
                </text:list-item>
                <text:list-item>
                  <text:p text:style-name="P71">Zug Beginn</text:p>
                </text:list-item>
                <text:list-item>
                  <text:p text:style-name="P71">Zug Ende</text:p>
                </text:list-item>
              </text:list>
            </text:list-item>
          </text:list>
        </text:list-item>
      </text:list>
      <text:p text:style-name="P2"><text:tab/></text:p>
      <text:p text:style-name="P2"><text:tab/><text:span text:style-name="T1">Fähigkeiten</text:span></text:p>
      <text:p text:style-name="P4"><text:span text:style-name="T1"><text:tab/></text:span>Fähigkeiten funktionieren wie man es erwarten dürfte (z.B. wie in Warcraft III). Zum <text:tab/>aktivieren von Fähigkeiten muss man AP ausgeben. Manche Fähigkeiten sind in Stufen <text:tab/>unterteilt: Durchs ausführen einer Fähigkeitsstufe kommt man in die nächste Stufe und <text:tab/>irgendwann kommt man wieder in die Startstufe <text:span text:style-name="T20">(Wenn man so will ein endlicher, <text:tab/>kreisförmiger Automat)</text:span>. Eine Fähigkeit besteht aus einem geordneten Set von <text:tab/>Fähigkeitsstufen, welches Folgenden Invarianten unterliegt:</text:p>
      <text:list xml:id="list29535920" text:style-name="L10">
        <text:list-item>
          <text:list>
            <text:list-item>
              <text:list>
                <text:list-item>
                  <text:p text:style-name="P53"><text:soft-page-break/>An erster Stelle steht die Startstufe.</text:p>
                </text:list-item>
                <text:list-item>
                  <text:p text:style-name="P53">Nach ausführen der Fähigkeitsstufe an i-ter stelle kommt man in die (i +1)-te Fähigkeitsstufe (Oder in die erste, wenn i das letzte Element ist) </text:p>
                </text:list-item>
              </text:list>
            </text:list-item>
          </text:list>
        </text:list-item>
      </text:list>
      <text:p text:style-name="P4"/>
      <text:p text:style-name="P4"><text:tab/>Fähigkeitsstufen haben folgende Attribute: </text:p>
      <text:list xml:id="list29529669" text:style-name="L11">
        <text:list-item>
          <text:list>
            <text:list-item>
              <text:list>
                <text:list-item>
                  <text:p text:style-name="P54"><text:span text:style-name="T20">Name: </text:span>Der Name, der im Spiel angezeigt wird.</text:p>
                </text:list-item>
                <text:list-item>
                  <text:p text:style-name="P54"><text:span text:style-name="T20">Kosten: </text:span>Selbsterklärend: die Grundkosten der Fähigkeit in AP.</text:p>
                </text:list-item>
                <text:list-item>
                  <text:p text:style-name="P65">Beschreibung: <text:span text:style-name="T32">Die Beschreibung, die im Spiel angezeigt wird.</text:span></text:p>
                </text:list-item>
                <text:list-item>
                  <text:p text:style-name="P65">Bedingungen: <text:span text:style-name="T32">Die Bedingungen unter denen die Fähigkeit einzusetzen ist. (</text:span><text:span text:style-name="T21">Lässt sich gut mit versteckten Ereignissen implementieren.)</text:span></text:p>
                </text:list-item>
                <text:list-item>
                  <text:p text:style-name="P72">Abklingzeit: <text:span text:style-name="T32">Gibt an, wie viele Runden die Fertigkeit braucht um wieder eingesetzt </text:span><text:span text:style-name="T32">zu werden. (</text:span><text:span text:style-name="T21">Lässt sich auch wieder mit versteckten Effekten implementieren, da man das aber vermutlich recht häufig braucht wäre das irgendwie unschön)</text:span></text:p>
                </text:list-item>
                <text:list-item>
                  <text:p text:style-name="P72">sofortige Effekte: <text:span text:style-name="T32">sofortige Effekte, die ausgelöst werden.</text:span></text:p>
                </text:list-item>
                <text:list-item>
                  <text:p text:style-name="P72">Anhaltende Effekte: <text:span text:style-name="T32">anhaltende Effekte, die ausgelöst werden. </text:span></text:p>
                </text:list-item>
              </text:list>
            </text:list-item>
          </text:list>
        </text:list-item>
      </text:list>
      <text:p text:style-name="P14"><text:tab/></text:p>
      <text:p text:style-name="P2"/>
      <text:p text:style-name="P14"><text:tab/>Beispiele <text:span text:style-name="T35">(TODO: </text:span><text:span text:style-name="T36">Auf die neuen Attribute anpassen)</text:span></text:p>
      <text:p text:style-name="P1"><text:tab/>Beispiel 1: Schrapnellgeschütz</text:p>
      <text:p text:style-name="P41"><text:tab/><text:span text:style-name="T37">(Nicht vergessen: Effekt-schaden bei der Berechnung des potentiellen Schadens nicht zu <text:tab/>vernachlässigen)</text:span></text:p>
      <text:list xml:id="list40461640" text:continue-list="list29518870" text:style-name="L8">
        <text:list-item>
          <text:list>
            <text:list-item>
              <text:p text:style-name="P88">Fähigkeit: Schrapnellgeschoss</text:p>
              <text:list>
                <text:list-item>
                  <text:p text:style-name="P88">Kosten:<text:span text:style-name="T32"> 8 AP</text:span></text:p>
                </text:list-item>
                <text:list-item>
                  <text:p text:style-name="P88">Beschreibung: „<text:span text:style-name="T32">Feuert beim nächsten Schuss ein Schrapnellgeschoss ab, dass Flächenschaden verursacht“</text:span></text:p>
                </text:list-item>
                <text:list-item>
                  <text:p text:style-name="P88">sofortige Effekte: <text:span text:style-name="T32">-</text:span></text:p>
                </text:list-item>
                <text:list-item>
                  <text:p text:style-name="P88">anhaltende Effekte: <text:span text:style-name="T32">Schrapnellmunition für ausführende Einheit </text:span></text:p>
                </text:list-item>
              </text:list>
            </text:list-item>
            <text:list-item>
              <text:p text:style-name="P88">anhaltender Effekt: <text:span text:style-name="T32">Schrapnellmunition</text:span></text:p>
              <text:list>
                <text:list-item>
                  <text:p text:style-name="P88">Typ: <text:span text:style-name="T32">Positiv</text:span></text:p>
                </text:list-item>
                <text:list-item>
                  <text:p text:style-name="P88">Ereignisse: <text:span text:style-name="T32">Angriff Fernkampf</text:span></text:p>
                </text:list-item>
                <text:list-item>
                  <text:p text:style-name="P88">Bedingung: - </text:p>
                </text:list-item>
                <text:list-item>
                  <text:p text:style-name="P88">Effekt: <text:span text:style-name="T32">Splitterschaden für Ziel und angrenzende, wenn sichtbar</text:span></text:p>
                </text:list-item>
                <text:list-item>
                  <text:p text:style-name="P88">Auswirkungen: -</text:p>
                </text:list-item>
                <text:list-item>
                  <text:p text:style-name="P88">Modifikationen: <text:span text:style-name="T32">keinen Direkten Schaden </text:span></text:p>
                </text:list-item>
                <text:list-item>
                  <text:p text:style-name="P88">Dauer: <text:span text:style-name="T32">-1</text:span></text:p>
                </text:list-item>
                <text:list-item>
                  <text:p text:style-name="P88">Abbruch: <text:span text:style-name="T32">Tot</text:span></text:p>
                </text:list-item>
              </text:list>
            </text:list-item>
            <text:list-item>
              <text:p text:style-name="P88">sofortiger Effekt: <text:span text:style-name="T32">Splitterschaden</text:span></text:p>
              <text:list>
                <text:list-item>
                  <text:p text:style-name="P88">Typ:<text:span text:style-name="T32"> Sofort </text:span></text:p>
                </text:list-item>
                <text:list-item>
                  <text:p text:style-name="P88">Effekte: -</text:p>
                </text:list-item>
                <text:list-item>
                  <text:p text:style-name="P88">Auswirkungen: <text:span text:style-name="T32">Flächenschaden, der dem 0.4fachen Schaden eines direkten Angriffes mit -6 KG entspricht</text:span></text:p>
                </text:list-item>
              </text:list>
            </text:list-item>
          </text:list>
        </text:list-item>
      </text:list>
      <text:p text:style-name="P3"><text:tab/></text:p>
      <text:p text:style-name="P1"><text:span text:style-name="T32"><text:tab/></text:span><text:span text:style-name="T59">Beispiel 2: Feueratem</text:span></text:p>
      <text:list xml:id="list29535192" text:style-name="L12">
        <text:list-item>
          <text:list>
            <text:list-item>
              <text:p text:style-name="P89">Fähigkeit: Feueratem</text:p>
              <text:list>
                <text:list-item>
                  <text:p text:style-name="P89">Kosten: <text:span text:style-name="T32">6AP</text:span></text:p>
                </text:list-item>
                <text:list-item>
                  <text:p text:style-name="P89">Beschreibung: <text:span text:style-name="T32">„Speit Flammen, auf die 2 Felder vor ihm.“</text:span></text:p>
                </text:list-item>
                <text:list-item>
                  <text:p text:style-name="P89">Sofortiger Effekt: <text:span text:style-name="T32">Feuerschaden auf die Einheiten 2 Felder vor dem Wirkenden</text:span></text:p>
                </text:list-item>
                <text:list-item>
                  <text:p text:style-name="P89">Anhaltende Effekte: <text:span text:style-name="T32">-</text:span></text:p>
                </text:list-item>
              </text:list>
            </text:list-item>
            <text:list-item>
              <text:p text:style-name="P89">Sofortiger Effekt: <text:span text:style-name="T32">Feuerschaden</text:span></text:p>
              <text:list>
                <text:list-item>
                  <text:p text:style-name="P89"><text:soft-page-break/>Typ: <text:span text:style-name="T32">Sofort </text:span></text:p>
                </text:list-item>
                <text:list-item>
                  <text:p text:style-name="P89">Effekt: <text:span text:style-name="T32">-</text:span></text:p>
                </text:list-item>
                <text:list-item>
                  <text:p text:style-name="P89">Auswirkungen: <text:span text:style-name="T32">„Verursacht 80 Punkte Flammenschaden“</text:span></text:p>
                </text:list-item>
              </text:list>
            </text:list-item>
          </text:list>
        </text:list-item>
      </text:list>
      <text:p text:style-name="P3"><text:tab/></text:p>
      <text:list xml:id="list40449849" text:continue-list="list40461640" text:style-name="L8">
        <text:list-item>
          <text:list>
            <text:list-item>
              <text:list>
                <text:list-header>
                  <text:p text:style-name="P57"/>
                </text:list-header>
              </text:list>
            </text:list-item>
          </text:list>
        </text:list-item>
      </text:list>
      <text:p text:style-name="P2"><text:tab/><text:span text:style-name="T1">Wichtige Effekte</text:span></text:p>
      <text:p text:style-name="P1"><text:tab/>Effekte Verteidiger:</text:p>
      <text:list xml:id="list29519899" text:style-name="L13">
        <text:list-item>
          <text:list>
            <text:list-item>
              <text:list>
                <text:list-item>
                  <text:p text:style-name="P75">Verteidigungshaltung I (versteckt):</text:p>
                </text:list-item>
              </text:list>
            </text:list-item>
          </text:list>
        </text:list-item>
      </text:list>
      <text:p text:style-name="P5"><text:tab/><text:tab/><text:span text:style-name="T21">Diesen Effekt haben alle normalen Bodeneinheiten</text:span></text:p>
      <text:list xml:id="list40461092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p text:style-name="P76"><text:span text:style-name="T20">Ereignisse:</text:span> Zug beendet</text:p>
                    </text:list-item>
                    <text:list-item>
                      <text:p text:style-name="P58"><text:span text:style-name="T20">Bedingung:</text:span> Zug beendet mit mehr als 50% der AP, aber weniger als 100% und nicht im Kampf</text:p>
                    </text:list-item>
                    <text:list-item>
                      <text:p text:style-name="P99"><text:span text:style-name="T15">Effekt:</text:span><text:span text:style-name="T14"> Verteidigungshaltung I (positiv)</text:span></text:p>
                    </text:list-item>
                    <text:list-item>
                      <text:p text:style-name="P82"><text:span text:style-name="T13">Auswirkungen:</text:span><text:span text:style-name="T14"> -</text:span></text:p>
                    </text:list-item>
                    <text:list-item>
                      <text:p text:style-name="P58"><text:span text:style-name="T20">Dauer:</text:span> -1</text:p>
                    </text:list-item>
                    <text:list-item>
                      <text:p text:style-name="P58"><text:span text:style-name="T20">Abbruch:</text:span> -</text:p>
                    </text:list-item>
                  </text:list>
                </text:list-item>
                <text:list-item>
                  <text:p text:style-name="P75">Verteidigungshaltung I (positiv):</text:p>
                  <text:list>
                    <text:list-item>
                      <text:p text:style-name="P76"><text:span text:style-name="T20">Ereignisse:</text:span> -</text:p>
                    </text:list-item>
                    <text:list-item>
                      <text:p text:style-name="P58"><text:span text:style-name="T20">Bedingung:</text:span> -</text:p>
                    </text:list-item>
                    <text:list-item>
                      <text:p text:style-name="P58"><text:span text:style-name="T20">Effekt:</text:span> </text:p>
                    </text:list-item>
                    <text:list-item>
                      <text:p text:style-name="P99"><text:span text:style-name="T15">Auswirkungen: </text:span><text:span text:style-name="T14">+1 Initiative, +1 Abwehr, +1 Grundschaden, 10% gefestigte Moral</text:span></text:p>
                    </text:list-item>
                    <text:list-item>
                      <text:p text:style-name="P58"><text:span text:style-name="T20">Dauer:</text:span> -1</text:p>
                    </text:list-item>
                    <text:list-item>
                      <text:p text:style-name="P99"><text:span text:style-name="T15">Abbruch:</text:span><text:span text:style-name="T14"> Ende des Zuges ,Angriff Vorher, Drehung, Tot</text:span></text:p>
                      <text:p text:style-name="P58"/>
                    </text:list-item>
                  </text:list>
                </text:list-item>
                <text:list-item>
                  <text:p text:style-name="P67">Verteidigungshaltung II (versteckt):</text:p>
                  <text:p text:style-name="P77">Diesen Effekt haben alle normalen Bodeneinheiten</text:p>
                  <text:list>
                    <text:list-item>
                      <text:p text:style-name="P58"><text:span text:style-name="T20">Ereignisse:</text:span> Zug beendet</text:p>
                    </text:list-item>
                    <text:list-item>
                      <text:p text:style-name="P58"><text:span text:style-name="T20">Bedingung:</text:span> Zug beendet mit 100% der AP und nicht im Kampf</text:p>
                    </text:list-item>
                    <text:list-item>
                      <text:p text:style-name="P99"><text:span text:style-name="T15">Effekt:</text:span><text:span text:style-name="T14"> Verteidigungshaltung II (positiv)</text:span></text:p>
                    </text:list-item>
                    <text:list-item>
                      <text:p text:style-name="P82"><text:span text:style-name="T13">Auswirkungen: </text:span><text:span text:style-name="T14">-</text:span></text:p>
                    </text:list-item>
                    <text:list-item>
                      <text:p text:style-name="P58"><text:span text:style-name="T20">Dauer:</text:span> -1</text:p>
                    </text:list-item>
                    <text:list-item>
                      <text:p text:style-name="P58"><text:span text:style-name="T20">Abbruch:</text:span> -.</text:p>
                    </text:list-item>
                  </text:list>
                </text:list-item>
                <text:list-item>
                  <text:p text:style-name="P67">Verteidigungshaltung II (positiv):</text:p>
                  <text:list>
                    <text:list-item>
                      <text:p text:style-name="P67">Typ: <text:span text:style-name="T32">Positiv</text:span></text:p>
                    </text:list-item>
                    <text:list-item>
                      <text:p text:style-name="P58"><text:span text:style-name="T20">Ereignisse:</text:span> -</text:p>
                    </text:list-item>
                    <text:list-item>
                      <text:p text:style-name="P58"><text:span text:style-name="T20">Bedingung:</text:span> -</text:p>
                    </text:list-item>
                    <text:list-item>
                      <text:p text:style-name="P58"><text:span text:style-name="T20">Effekt:</text:span> -</text:p>
                    </text:list-item>
                    <text:list-item>
                      <text:p text:style-name="P99"><text:span text:style-name="T15">Auswirkungen: </text:span><text:span text:style-name="T14">+2 Initiative, +2 Abwehr, +1 Grundschaden, 20% gefestigte Moral</text:span></text:p>
                    </text:list-item>
                    <text:list-item>
                      <text:p text:style-name="P58"><text:span text:style-name="T20">Dauer:</text:span> -1</text:p>
                    </text:list-item>
                    <text:list-item>
                      <text:p text:style-name="P99"><text:span text:style-name="T15">Abbruch:</text:span><text:span text:style-name="T14"> Ende des Zuges ,Angriff Vorher, Drehung, To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1"><text:tab/>Effekte für Angreifer:</text:p>
      <text:list xml:id="list29529746" text:style-name="L14">
        <text:list-item>
          <text:list>
            <text:list-item>
              <text:list>
                <text:list-item>
                  <text:p text:style-name="P68">Ansturm I (versteckt):</text:p>
                  <text:p text:style-name="P78">Diesen Effekt haben alle normalen Bodeneinheiten</text:p>
                  <text:list>
                    <text:list-item>
                      <text:p text:style-name="P59"><text:span text:style-name="T20">Ereignisse:</text:span> Bewegung Nachher</text:p>
                    </text:list-item>
                    <text:list-item>
                      <text:p text:style-name="P59"><text:span text:style-name="T20">Bedingung:</text:span> kein Ansturm I oder II</text:p>
                    </text:list-item>
                    <text:list-item>
                      <text:p text:style-name="P59"><text:span text:style-name="T20">Effekt:</text:span> Ansturm I (positiv)</text:p>
                    </text:list-item>
                    <text:list-item>
                      <text:p text:style-name="P68"><text:soft-page-break/>Auswirkungen: <text:span text:style-name="T32">-</text:span></text:p>
                    </text:list-item>
                    <text:list-item>
                      <text:p text:style-name="P68">Dauer: <text:span text:style-name="T32">-1</text:span></text:p>
                    </text:list-item>
                    <text:list-item>
                      <text:p text:style-name="P59"><text:span text:style-name="T20">Abbruch</text:span>: -</text:p>
                    </text:list-item>
                  </text:list>
                </text:list-item>
                <text:list-item>
                  <text:p text:style-name="P68">Ansturm I:</text:p>
                  <text:list>
                    <text:list-item>
                      <text:p text:style-name="P68">Typ: <text:span text:style-name="T32">Positiv</text:span></text:p>
                    </text:list-item>
                    <text:list-item>
                      <text:p text:style-name="P59"><text:span text:style-name="T20">Ereignisse:</text:span> -</text:p>
                    </text:list-item>
                    <text:list-item>
                      <text:p text:style-name="P59"><text:span text:style-name="T20">Bedingung:</text:span> -</text:p>
                    </text:list-item>
                    <text:list-item>
                      <text:p text:style-name="P59"><text:span text:style-name="T20">Effekt:</text:span> -</text:p>
                    </text:list-item>
                    <text:list-item>
                      <text:p text:style-name="P59"><text:span text:style-name="T20">Auswirkungen:</text:span> +2 Initiative, +2 Grundschaden</text:p>
                    </text:list-item>
                    <text:list-item>
                      <text:p text:style-name="P68">Dauer: <text:span text:style-name="T32">-1</text:span></text:p>
                    </text:list-item>
                    <text:list-item>
                      <text:p text:style-name="P59"><text:span text:style-name="T20">Abbruch:</text:span> Ende des Zuges ,Angriff Vorher, Drehung, Tot</text:p>
                      <text:p text:style-name="P59"/>
                    </text:list-item>
                  </text:list>
                </text:list-item>
                <text:list-item>
                  <text:p text:style-name="P68">Ansturm II(versteckt):</text:p>
                  <text:p text:style-name="P78">Diesen Effekt haben alle normalen Bodeneinheiten</text:p>
                  <text:list>
                    <text:list-item>
                      <text:p text:style-name="P74">Typ: <text:span text:style-name="T32">Versteckt</text:span></text:p>
                    </text:list-item>
                    <text:list-item>
                      <text:p text:style-name="P59"><text:span text:style-name="T20">Ereignisse:</text:span> Bewegung Nachher</text:p>
                    </text:list-item>
                    <text:list-item>
                      <text:p text:style-name="P59"><text:span text:style-name="T20">Bedingung:</text:span> hat Effekt Ansturm I</text:p>
                    </text:list-item>
                    <text:list-item>
                      <text:p text:style-name="P59"><text:span text:style-name="T20">Effekt:</text:span> Ansturm II </text:p>
                    </text:list-item>
                    <text:list-item>
                      <text:p text:style-name="P68">Auswirkungen: <text:span text:style-name="T32">-</text:span></text:p>
                    </text:list-item>
                    <text:list-item>
                      <text:p text:style-name="P68">Dauer: - </text:p>
                    </text:list-item>
                    <text:list-item>
                      <text:p text:style-name="P59"><text:span text:style-name="T20">Abbruch</text:span>: -</text:p>
                    </text:list-item>
                  </text:list>
                </text:list-item>
                <text:list-item>
                  <text:p text:style-name="P68">Ansturm II:</text:p>
                  <text:list>
                    <text:list-item>
                      <text:p text:style-name="P68">Typ: <text:span text:style-name="T32">Positiv</text:span></text:p>
                    </text:list-item>
                    <text:list-item>
                      <text:p text:style-name="P59"><text:span text:style-name="T20">Ereignisse:</text:span> -</text:p>
                    </text:list-item>
                    <text:list-item>
                      <text:p text:style-name="P59"><text:span text:style-name="T20">Bedingung:</text:span> -</text:p>
                    </text:list-item>
                    <text:list-item>
                      <text:p text:style-name="P59"><text:span text:style-name="T20">Effekt:</text:span> -</text:p>
                    </text:list-item>
                    <text:list-item>
                      <text:p text:style-name="P59"><text:span text:style-name="T20">Auswirkungen:</text:span> +3 Initiative, +4 Grundschaden, -2 Abwehr</text:p>
                    </text:list-item>
                    <text:list-item>
                      <text:p text:style-name="P68">Modifikationen: - </text:p>
                    </text:list-item>
                    <text:list-item>
                      <text:p text:style-name="P68">Dauer: <text:span text:style-name="T32">-1</text:span></text:p>
                    </text:list-item>
                    <text:list-item>
                      <text:p text:style-name="P119"><text:span text:style-name="T20">Abbruch:</text:span> Ende des Zuges ,Angriff Vorher, Drehung, Tot</text:p>
                      <text:p text:style-name="P119"/>
                    </text:list-item>
                  </text:list>
                </text:list-item>
              </text:list>
            </text:list-item>
          </text:list>
        </text:list-item>
      </text:list>
      <text:list xml:id="list40435333" text:continue-list="list29509889" text:style-name="L4">
        <text:list-item>
          <text:list>
            <text:list-header>
              <text:p text:style-name="P132">3. Ausrüstung</text:p>
            </text:list-header>
          </text:list>
        </text:list-item>
      </text:list>
      <text:p text:style-name="P13"/>
      <text:p text:style-name="P20">3.1.<text:tab/>Übersicht</text:p>
      <text:p text:style-name="P16"><text:tab/></text:p>
      <text:p text:style-name="P9"><text:tab/><text:span text:style-name="T41">TODO: </text:span><text:span text:style-name="T42">Modifikationen, Rüstungen, Sonstige Ausrüstung, Rüstungsdurchdringung, </text:span><text:span text:style-name="T37"><text:tab/></text:span><text:span text:style-name="T42">Handhabung, Inventar, Aktive Ausrüstung</text:span></text:p>
      <text:p text:style-name="P16"/>
      <text:p text:style-name="P103">3.2.<text:tab/>Waffen </text:p>
      <text:p text:style-name="P103"><text:tab/></text:p>
      <text:p text:style-name="P103"><text:span text:style-name="T1"><text:tab/>Waffenattribute</text:span></text:p>
      <text:p text:style-name="P21"><text:span text:style-name="T51"><text:tab/></text:span><text:span text:style-name="T16">Es wird nicht direkt zwischen Nah- und Fernkampfwaffen unterschieden, statt dessen <text:tab/>verfügen Manche Waffen einfach nicht über einen Nah- oder Fernkampfangriff.</text:span><text:span text:style-name="T9"> (Dies macht <text:tab/>insbesondere bei Wurfwaffen, wie etwa Wurfbeilen Sinn, die ja auch im Nahkampf <text:tab/>verwendet werden können)</text:span><text:span text:style-name="T16">.</text:span></text:p>
      <text:p text:style-name="P6"/>
      <text:list xml:id="list29524706" text:style-name="L15">
        <text:list-item>
          <text:p text:style-name="P108">Waffengröße (WG) – <text:span text:style-name="T32">Reicht von XS bis XL.</text:span></text:p>
        </text:list-item>
        <text:list-item>
          <text:p text:style-name="P126"><text:soft-page-break/><text:span text:style-name="T65">(primärer) Waffentypen (Typ):</text:span><text:span text:style-name="T45"> Dolch, Kurzschwert, Langschwert, Anderthalbhänder, Zweihänder, Katana, Krummsäbel, Stangenwaffen, Speere, Hellebarden, Äxte, Hämmer, Kolben, Flegel, Morgenstern, Klauen, Zähne, Bogen, Armbrust, Gewehre, Pistolen, Geschütz, Wurfwaffen, Wurfspeere</text:span></text:p>
        </text:list-item>
        <text:list-item>
          <text:p text:style-name="P118"><text:span text:style-name="T18">Handhabung (HH(s)) </text:span><text:span text:style-name="T19">(s ist eine Größe)</text:span><text:span text:style-name="T18"> – </text:span><text:span text:style-name="T19">Beschreibt wie eine Einheit der Größe s, eine Waffe führen darf/kann. </text:span></text:p>
        </text:list-item>
        <text:list-item>
          <text:p text:style-name="P131">Waffentalente (WT) – <text:span text:style-name="T32">Die Talente, welche die Waffe einem Trupp oder Helden verleiht. Jede Waffe hat eine Haupteigenschaft, die unter anderem die Boni gegen bestimmt Größen beinhaltet. (</text:span><text:span text:style-name="T21">Fähigkeiten, die von Waffen stammen, sollten in einem eigenen Menü sein).</text:span></text:p>
        </text:list-item>
        <text:list-item>
          <text:p text:style-name="P108">Nahkampfangriff und Fernkampfangriff: <text:span text:style-name="T32">Diese haben jeweils unabhängig voneinander folgende Attribute</text:span></text:p>
          <text:list>
            <text:list-item>
              <text:p text:style-name="P126"><text:span text:style-name="T65">(sekundärer) Waffentypen (Typ):</text:span><text:span text:style-name="T45"> Dolch, Kurzschwert, Langschwert, Anderthalbhänder, Zweihänder, Katana, Krummsäbel, Stangenwaffen, Speere, Hellebarden, Äxte, Hämmer, Kolben, Flegel, Morgenstern, Klauen, Zähne, Bogen, Armbrust, Gewehre, Pistolen, Geschütz, Wurfwaffen, Wurfspeere </text:span><text:span text:style-name="T65">(Die Unterteilung in Primäre und sekundäre Typen ist nötig, da ein Wurfbeil, dass im Nahkampf eingesetzt wird Axttalente benutzt und nicht Wurftalente)</text:span></text:p>
            </text:list-item>
            <text:list-item>
              <text:p text:style-name="P116"><text:span text:style-name="T18">Angriffstyp(Wtyp) – </text:span><text:span text:style-name="T19">Ein Set von Angriffstypen</text:span></text:p>
            </text:list-item>
          </text:list>
        </text:list-item>
      </text:list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138">Stich (St)</text:p>
          </table:table-cell>
          <table:table-cell table:style-name="Tabelle7.B1" office:value-type="string">
            <text:p text:style-name="P138">Lanzen, Dolche,...</text:p>
          </table:table-cell>
        </table:table-row>
        <table:table-row>
          <table:table-cell table:style-name="Tabelle7.A2" office:value-type="string">
            <text:p text:style-name="P29">Wucht (Wu)</text:p>
          </table:table-cell>
          <table:table-cell table:style-name="Tabelle7.B2" office:value-type="string">
            <text:p text:style-name="P29">Kriegshammer, Keulen,...</text:p>
          </table:table-cell>
        </table:table-row>
        <table:table-row>
          <table:table-cell table:style-name="Tabelle7.A2" office:value-type="string">
            <text:p text:style-name="P29">Klinge (Kl)</text:p>
          </table:table-cell>
          <table:table-cell table:style-name="Tabelle7.B2" office:value-type="string">
            <text:p text:style-name="P29">Äxte, Schwerter,...</text:p>
          </table:table-cell>
        </table:table-row>
        <table:table-row>
          <table:table-cell table:style-name="Tabelle7.A2" office:value-type="string">
            <text:p text:style-name="P29">Fläche (Fl)</text:p>
          </table:table-cell>
          <table:table-cell table:style-name="Tabelle7.B2" office:value-type="string">
            <text:p text:style-name="P30"><text:span text:style-name="Emphasis"><text:span text:style-name="T27">Schrapnellgeschoss, Flammenatem,...</text:span></text:span></text:p>
          </table:table-cell>
        </table:table-row>
        <table:table-row>
          <table:table-cell table:style-name="Tabelle7.A2" office:value-type="string">
            <text:p text:style-name="P29">Energie (En)</text:p>
          </table:table-cell>
          <table:table-cell table:style-name="Tabelle7.B2" office:value-type="string">
            <text:p text:style-name="P29">Blitz, Lebensentzug, Flammenschwert,...</text:p>
          </table:table-cell>
        </table:table-row>
      </table:table>
      <text:p text:style-name="P35"><text:tab/><text:tab/><text:tab/><text:span text:style-name="T22">evtl. Auch mehrere Möglich (Hellebarde)<text:tab/></text:span></text:p>
      <text:list xml:id="list38616303" text:style-name="L31">
        <text:list-item>
          <text:list>
            <text:list-item>
              <text:p text:style-name="P122"><text:span text:style-name="T6">Waffenschaden (WS(t))</text:span><text:span text:style-name="T7"> (t </text:span><text:span text:style-name="T30">ist Wtyp)</text:span><text:span text:style-name="T6"> – </text:span><text:span text:style-name="T7">Der Grundschaden der Waffe, welcher vom Angriffstyp t abhängt. (z.B. Langschwert.WS(Kl) = 8)</text:span></text:p>
            </text:list-item>
            <text:list-item>
              <text:p text:style-name="P122"><text:span text:style-name="T6">Rüstungsdurchdringung (RD(t))</text:span><text:span text:style-name="T7"> (t </text:span><text:span text:style-name="T30">ist Wtyp)</text:span><text:span text:style-name="T6"> – </text:span><text:span text:style-name="T7">Die Rüstungsdurchdringung der Waffe, welcher vom Angriffstyp t abhängt. (z.B. Langschwert.WS(Kl) = 8)</text:span></text:p>
            </text:list-item>
            <text:list-item>
              <text:p text:style-name="P128"><text:span text:style-name="T8">Reichweite (WR) [nur Fernkampf]: </text:span><text:span text:style-name="T7">Die Reichweite, bis zu der die Waffe präzise schießen kann.</text:span></text:p>
            </text:list-item>
            <text:list-item>
              <text:p text:style-name="P128"><text:span text:style-name="T8">Munition: </text:span><text:span text:style-name="T7">der Munitionstyp der benötigt wird, um den Angriff zu nutzen. Diese hat kein eigenes Fach im Inventar. </text:span><text:span text:style-name="T10">(Munition sollte im GUI nicht angezeigt werden, wenn keine benötigt wird)</text:span></text:p>
            </text:list-item>
            <text:list-item>
              <text:p text:style-name="P128"><text:span text:style-name="T8">Aufladungen: </text:span><text:span text:style-name="T10">z.B. für Wurfbeile und ähnliches. (Sollten in der GUI nicht angezeigt werden, wenn sie 1 sind)</text:span></text:p>
              <text:p text:style-name="P128"><text:span text:style-name="T7"/></text:p>
            </text:list-item>
          </text:list>
        </text:list-item>
      </text:list>
      <text:p text:style-name="P20">3.3.<text:tab/>Rüstungen</text:p>
      <text:p text:style-name="P20"><text:tab/></text:p>
      <text:p text:style-name="P20"><text:tab/>Rüstungs<text:span text:style-name="T1">attribute</text:span></text:p>
      <text:list xml:id="list39357388" text:style-name="L32">
        <text:list-item>
          <text:list>
            <text:list-item>
              <text:p text:style-name="P105"><text:span text:style-name="T66">Rüstungstalente (RT) – </text:span><text:span text:style-name="T67">Die Talente, welche die Rüstung einem Trupp oder Helden verleiht. Jede Rüstung hat eine Haupteigenschaft, die unter anderem die Boni gegen bestimmt Waffenangriffe beinhaltet.</text:span></text:p>
            </text:list-item>
            <text:list-item>
              <text:p text:style-name="P105"><text:span text:style-name="T66">Rüstungsschutz (RS) </text:span></text:p>
            </text:list-item>
          </text:list>
        </text:list-item>
      </text:list>
      <text:p text:style-name="P20"><text:soft-page-break/></text:p>
      <text:p text:style-name="P20">3.4.<text:tab/>Sonstige</text:p>
      <text:p text:style-name="P1"/>
      <text:list xml:id="list40436412" text:continue-list="list40435333" text:style-name="L4">
        <text:list-header>
          <text:p text:style-name="P133">3. Aktionen</text:p>
          <text:p text:style-name="P69"/>
        </text:list-header>
      </text:list>
      <text:p text:style-name="P20">4.1.<text:tab/>Übersicht</text:p>
      <text:p text:style-name="P4">Einem Trupp stehen eine begrenzte Anzahl von AP pro Zug zur Verfügung. Diese können für Aktionen wie Bewegungen, Angriffe oder das Einsätzen von Fähigkeiten benötigt werden. Es gibt folgende Aktionen:</text:p>
      <text:p text:style-name="P4"/>
      <text:list xml:id="list29507160" text:style-name="L18">
        <text:list-item>
          <text:list>
            <text:list-item>
              <text:p text:style-name="P55"><text:span text:style-name="T20">Bewegung: </text:span>Eine Einheit auf ein anderes Feld bewegen.</text:p>
            </text:list-item>
            <text:list-item>
              <text:p text:style-name="P66">Angriff: <text:span text:style-name="T32">Eine andere Einheit mit der aktuell ausgerüsteten Waffe angreifen, wir unterscheiden:</text:span></text:p>
              <text:list>
                <text:list-item>
                  <text:p text:style-name="P66">Nahkampfangriff: <text:span text:style-name="T32">Mit einer Nahkampfwaffe angreifen.</text:span></text:p>
                </text:list-item>
                <text:list-item>
                  <text:p text:style-name="P66">Fernkampfangriff: <text:span text:style-name="T32">Mit einer Fernkampfwaffe angreifen.</text:span></text:p>
                </text:list-item>
              </text:list>
            </text:list-item>
            <text:list-item>
              <text:p text:style-name="P66">Verteidigung: <text:span text:style-name="T21">(Keine ausführbare Aktion) </text:span><text:span text:style-name="T28">Diese Aktion wird automatisch ausgeführt, wenn eine Einheit angegriffen wurde und bestimmt den erlittenen Schaden.</text:span></text:p>
            </text:list-item>
            <text:list-item>
              <text:p text:style-name="P66">Fähigkeit: <text:span text:style-name="T32">Eine Einheitenfähigkeit benutzen.</text:span></text:p>
            </text:list-item>
            <text:list-item>
              <text:p text:style-name="P66">Ausrüstung: <text:span text:style-name="T32">Die Aktuelle Waffe wechseln oder eine Gegenstandsfähigkeit verwenden.</text:span></text:p>
            </text:list-item>
            <text:list-item>
              <text:p text:style-name="P66">Interaktion: <text:span text:style-name="T32">Mit der Umgebung (</text:span><text:span text:style-name="T21">in einem nicht durch die anderen Aktionen spezifizierten Weg</text:span><text:span text:style-name="T32">) zu interagieren. (z.B. einen Hebel betätigen)</text:span></text:p>
            </text:list-item>
          </text:list>
        </text:list-item>
      </text:list>
      <text:p text:style-name="P11"/>
      <text:p text:style-name="P4"><text:tab/><text:span text:style-name="T2">Modifikationen</text:span></text:p>
      <text:p text:style-name="P4"><text:span text:style-name="T2"><text:tab/></text:span>Modifikationen beeinflussen den Ablauf von Aktionen (Angriffen, Bewegung, <text:tab/>etc.).<text:span text:style-name="T20">e.</text:span><text:span text:style-name="T26">mod(a,t)</text:span><text:span text:style-name="T27"> gibt an, wie bei der Aktion a das Attribut t absolut durch die <text:tab/>Eigenschaft/den Effekt e verändert wird und </text:span><text:span text:style-name="T26">e.modP(a,t)</text:span><text:span text:style-name="T27"> gibt an, wie bei der Aktion a das <text:tab/>Attribut t prozentual verändert wird. </text:span><text:span text:style-name="T22">Die Modifikationen sind insbesondere nützlich, um <text:tab/>Boni zu beschreiben, die nur unter bestimmten Bedingungen auftreten (etwa ein 25% Bonus <text:tab/>gegen Bestien).</text:span><text:span text:style-name="T27"> Für eine Einheit t ist:</text:span></text:p>
      <text:p text:style-name="P11"><draw:frame draw:style-name="fr1" draw:name="Objekt2" text:anchor-type="paragraph" svg:y="0.466cm" svg:width="13.742cm" svg:height="1.669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20">4.2.<text:tab/>Bewegung</text:p>
      <text:p text:style-name="P20"/>
      <text:p text:style-name="P13"><text:tab/>Berechnung der Bewegungskosten </text:p>
      <text:p text:style-name="P3"><text:tab/>Ein Trupp kann sich beliebig oft in einem Zug bewegen, solange sie genug AP hat. Die <text:tab/><text:span text:style-name="T20">tatsächlichen Bewegungskosten (BK) </text:span>einer <text:span text:style-name="T20">Bodeneinheit</text:span> t von einem Feld f zu einem <text:tab/>Feld f' über die Kante k berechnen sich wie folgt:</text:p>
      <text:p text:style-name="P3"><draw:frame draw:style-name="fr2" draw:name="Objekt1" text:anchor-type="paragraph" svg:y="0.466cm" svg:width="12.1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<text:tab/></text:p>
      <text:p text:style-name="P13"><text:tab/>Bewegungsmodifikationen</text:p>
      <text:p text:style-name="P3"><text:tab/>Die Bewegungsmodifikationen ergeben sich aus den <text:span text:style-name="T20">Talenten</text:span> des Trupps (T) und den den <text:tab/><text:span text:style-name="T20">Effekten</text:span> unter denen der Trupp steht (E)</text:p>
      <text:p text:style-name="P3"/>
      <text:p text:style-name="P3"><text:tab/><text:span text:style-name="T41">TODO: </text:span><text:span text:style-name="T42">Drehungen, Bewegung von Lufteinheiten</text:span></text:p>
      <text:p text:style-name="P3"><text:soft-page-break/></text:p>
      <text:p text:style-name="P3"><text:tab/> <text:span text:style-name="T20">Ablauf einer Bodenbewegung </text:span>(Es stehen genügend AP für eine Bewegung zur Verfügung)</text:p>
      <text:list xml:id="list29514751" text:style-name="L19">
        <text:list-item>
          <text:list>
            <text:list-item>
              <text:list>
                <text:list-item>
                  <text:p text:style-name="P60">Ereignis „Bewegung Vorher“</text:p>
                </text:list-item>
                <text:list-item>
                  <text:p text:style-name="P60">Sind weiterhin alle Bedingungen für die Bewegung erfüllt?</text:p>
                  <text:list>
                    <text:list-item>
                      <text:p text:style-name="P60">Ja: weiter mit der Bewegung </text:p>
                    </text:list-item>
                    <text:list-item>
                      <text:p text:style-name="P60">Nein: Bewegung abbrechen</text:p>
                    </text:list-item>
                  </text:list>
                </text:list-item>
                <text:list-item>
                  <text:p text:style-name="P100">AP := AP – BK</text:p>
                </text:list-item>
                <text:list-item>
                  <text:p text:style-name="P100">Ereignis „Bewegung Nachher“</text:p>
                </text:list-item>
              </text:list>
            </text:list-item>
          </text:list>
        </text:list-item>
      </text:list>
      <text:p text:style-name="P20"/>
      <text:p text:style-name="P20">4.3.<text:tab/>Angriff</text:p>
      <text:p text:style-name="P12"/>
      <text:p text:style-name="P12"><text:tab/><text:span text:style-name="T20">Angriffsreihenfolge im Nahkampf </text:span></text:p>
      <text:p text:style-name="P3"><text:tab/>Einheiten, die einem Trupp angeschlossen wurden, greifen während eines Angriffs <text:tab/>unabhängig vom Trupp mit ihrem eigenen Initativewert an. Bei Angriffen von Einheiten mit <text:tab/>Einzelschaden auf Einheiten mit angeschlossenen Helden kann man sich aussuchen, ob der <text:tab/>Held oder die Einheit angegriffen werden sollen.</text:p>
      <text:p text:style-name="P3"/>
      <text:list xml:id="list29512527" text:style-name="L20">
        <text:list-item>
          <text:list>
            <text:list-item>
              <text:list>
                <text:list-item>
                  <text:p text:style-name="P61">Beginn einer neuen Kampfrunde</text:p>
                </text:list-item>
                <text:list-item>
                  <text:p text:style-name="P61">Die Initiativewerte der Einheiten werden mit Modifikationen aus der aktuellen Spielsituation berechnet.</text:p>
                </text:list-item>
                <text:list-item>
                  <text:p text:style-name="P61">Hat eine Einheit einen höheren Initativewert größer als 0?</text:p>
                </text:list-item>
              </text:list>
            </text:list-item>
          </text:list>
        </text:list-item>
      </text:list>
      <text:list xml:id="list29527173" text:style-name="L21">
        <text:list-item>
          <text:list>
            <text:list-item>
              <text:p text:style-name="P83"><text:span text:style-name="T13">JA: </text:span><text:span text:style-name="T14">Hat eine Einheit einen höheren Initativewert, als die anderen?</text:span></text:p>
              <text:list>
                <text:list-item>
                  <text:p text:style-name="P101"><text:span text:style-name="T15">JA: </text:span><text:span text:style-name="T14">Hat diese Einheit noch Angriffe für diese Runde?</text:span></text:p>
                  <text:list>
                    <text:list-item>
                      <text:p text:style-name="P70">JA: </text:p>
                      <text:list>
                        <text:list-item>
                          <text:p text:style-name="P62">Diese Einheit greift an. Fügt Schaden zu. </text:p>
                        </text:list-item>
                        <text:list-item>
                          <text:p text:style-name="P62">Reduziere den EI der Einheit für den Rest dieser Kampfrunde um 10.</text:p>
                        </text:list-item>
                        <text:list-item>
                          <text:p text:style-name="P62">Reduziere die Angriffe für den Rest dieses Angriffs um 1.</text:p>
                        </text:list-item>
                        <text:list-item>
                          <text:p text:style-name="P62">Berechne die neuen modifizierten Initiativewerte.</text:p>
                        </text:list-item>
                        <text:list-item>
                          <text:p text:style-name="P62">Springe zu 3.</text:p>
                        </text:list-item>
                      </text:list>
                    </text:list-item>
                    <text:list-item>
                      <text:p text:style-name="P70">Nein:</text:p>
                      <text:list>
                        <text:list-item>
                          <text:p text:style-name="P62">Reduziere den EI der Einheit für den Rest dieser Kampfrunde um 10.</text:p>
                        </text:list-item>
                        <text:list-item>
                          <text:p text:style-name="P62">Berechne die neuen modifizierten Initiativewerte.</text:p>
                        </text:list-item>
                        <text:list-item>
                          <text:p text:style-name="P102"><text:span text:style-name="T13">Springe zu 3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0">Nein: <text:span text:style-name="T32">Sind die Einheiten mit dem höchsten Initativewerten alle in der gleichen Partei?</text:span></text:p>
                  <text:list>
                    <text:list-item>
                      <text:p text:style-name="P70">JA:</text:p>
                      <text:list>
                        <text:list-item>
                          <text:p text:style-name="P62">Diese Einheiten greifen an. Fügen Schaden zu. </text:p>
                        </text:list-item>
                        <text:list-item>
                          <text:p text:style-name="P62">Reduziere den EI der Einheiten für den Rest dieser Kampfrunde um 10.</text:p>
                        </text:list-item>
                        <text:list-item>
                          <text:p text:style-name="P62">Reduziere die Angriffe für den Rest dieses Angriffs um 1.</text:p>
                        </text:list-item>
                        <text:list-item>
                          <text:p text:style-name="P62">Berechne die neuen modifizierten Initiativewerte.</text:p>
                        </text:list-item>
                        <text:list-item>
                          <text:p text:style-name="P62">Springe zu 3.</text:p>
                        </text:list-item>
                      </text:list>
                    </text:list-item>
                    <text:list-item>
                      <text:p text:style-name="P70">NEIN: </text:p>
                      <text:list>
                        <text:list-item>
                          <text:p text:style-name="P62">Beide Parteien greifen simultan an.</text:p>
                        </text:list-item>
                        <text:list-item>
                          <text:p text:style-name="P62">(Berechne den Schaden, den die Parteien bei aktueller Truppenstärke verursachen und füge ihn zu)</text:p>
                        </text:list-item>
                        <text:list-item>
                          <text:p text:style-name="P62">Reduziere den EI beider Einheiten für den Rest dieser Kampfrunde um 10.</text:p>
                        </text:list-item>
                        <text:list-item>
                          <text:p text:style-name="P62">Reduziere die EA beider Einheiten für den Rest des Angriffs um 1.</text:p>
                        </text:list-item>
                        <text:list-item>
                          <text:p text:style-name="P62"><text:soft-page-break/>Berechne die neuen modifizierten Initiativewerte.</text:p>
                        </text:list-item>
                        <text:list-item>
                          <text:p text:style-name="P62">Springe zu 3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2"><text:span text:style-name="T15">Nein:</text:span><text:span text:style-name="T13"> Hat eine Einheit noch Angriffe für diesen Angriff?</text:span></text:p>
              <text:list>
                <text:list-item>
                  <text:p text:style-name="P70">JA:</text:p>
                  <text:list>
                    <text:list-item>
                      <text:p text:style-name="P62">Setze die EI auf die Ursprungswerte.</text:p>
                    </text:list-item>
                    <text:list-item>
                      <text:p text:style-name="P62">Springe zu 1.</text:p>
                    </text:list-item>
                  </text:list>
                </text:list-item>
                <text:list-item>
                  <text:p text:style-name="P70">Nein: </text:p>
                  <text:list>
                    <text:list-item>
                      <text:p text:style-name="P70">Ende<text:span text:style-name="T32"> des Angriffs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><text:tab/></text:p>
      <text:p text:style-name="P13"><text:tab/>Berechnung der Initiative</text:p>
      <text:p text:style-name="P13"><text:tab/><text:span text:style-name="T16">Die </text:span><text:span text:style-name="T12">Angriffsinitiative (AI)</text:span><text:span text:style-name="T16"> wird für Angreifer und Verteidiger nach dem gleichen Muster <text:tab/>ermittelt. Die AI eines Trupps ergibt sich aus:</text:span></text:p>
      <text:p text:style-name="P3"/>
      <text:p text:style-name="P15"><text:span text:style-name="T16"><text:tab/></text:span><text:span text:style-name="T16"><draw:frame draw:style-name="fr3" draw:name="Objekt3" text:anchor-type="as-char" svg:width="11.949cm" svg:height="0.483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63"/>
      <text:p text:style-name="P13"><text:span text:style-name="T16"><text:tab/></text:span><text:span text:style-name="T12">KGV(EI) </text:span><text:span text:style-name="T16">bezeichnet dabei den </text:span><text:span text:style-name="T12">Kampfgeschicksvorteil</text:span><text:span text:style-name="T16">, der sich wie folgt berechnet <text:tab/>(Wobei t der Angreifer und t' der Verteidiger (bzw. die andere Partei) ist):</text:span></text:p>
      <text:p text:style-name="P3"/>
      <text:p text:style-name="P15"><text:span text:style-name="T16"><text:tab/></text:span><text:span text:style-name="T16"><draw:frame draw:style-name="fr4" draw:name="Objekt4" text:anchor-type="as-char" svg:width="10.416cm" svg:height="0.99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/>
      <text:p text:style-name="P13"><text:tab/>Berechnung des Angriffsschadens im Nahkampf </text:p>
      <text:p text:style-name="P13"><text:tab/><text:span text:style-name="T16">Zu nächst werden die KG-Werte des Angreifers mit dem Verteidiger Verglichen. Dadurch <text:tab/>bekommt der Angreifer einen </text:span><text:span text:style-name="T12">KGV(S)</text:span><text:span text:style-name="T16"> auf den </text:span><text:span text:style-name="T12">Angriffsschaden (AS(e))</text:span><text:span text:style-name="T16"> (Wobei e der <text:tab/>Angriffstyp (Wtyp) ist, t der Angreifer und t' der Verteidiger (bzw. die andere Partei) ist). </text:span></text:p>
      <text:p text:style-name="P13"><text:span text:style-name="T16"/></text:p>
      <text:p text:style-name="P15"><text:span text:style-name="T16"><draw:frame draw:style-name="fr5" draw:name="Objekt5" text:anchor-type="as-char" svg:width="15.75cm" svg:height="0.483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5"><text:span text:style-name="T16"/></text:p>
      <text:p text:style-name="P14"><text:span text:style-name="T16"><text:tab/>Der </text:span><text:span text:style-name="T12">KGV(S)</text:span><text:span text:style-name="T16"> berechnet sich wie folgt:</text:span></text:p>
      <text:p text:style-name="P14"><text:span text:style-name="T16"/></text:p>
      <text:p text:style-name="P15"><text:span text:style-name="T16"><text:tab/></text:span><text:span text:style-name="T16"><draw:frame draw:style-name="fr5" draw:name="Objekt6" text:anchor-type="as-char" svg:width="11.987cm" svg:height="0.988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"/>
      <text:p text:style-name="P3"/>
      <text:p text:style-name="P13"><text:tab/>Berechnung des Angriffsschadens im Fernkampf</text:p>
      <text:p text:style-name="P13"/>
      <text:p text:style-name="P13"><text:tab/>Berechnung des erlittenen Schadens</text:p>
      <text:p text:style-name="P13"><text:tab/><text:span text:style-name="T16">Da Angriffe unterschiedliche Typen haben können</text:span></text:p>
      <text:p text:style-name="P13"><text:tab/></text:p>
      <text:p text:style-name="P21"><text:span text:style-name="T14"><text:tab/></text:span><text:span text:style-name="T3">Detaillierter</text:span><text:span text:style-name="T14"> </text:span><text:span text:style-name="T3">Ablauf eines Nahkampfangriffs</text:span><text:span text:style-name="T15"> </text:span><text:span text:style-name="T10">(Es stehen genug AP für einen <text:tab/>Angriff zur Verfügung)</text:span><text:span text:style-name="T15">:</text:span></text:p>
      <text:list xml:id="list29528993" text:style-name="L2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0">Angreifer: Ereignis „Angriff Vorher“</text:p>
                        </text:list-item>
                        <text:list-item>
                          <text:p text:style-name="P90">Verteidiger: Ereignis „Verteidigung Vorher“</text:p>
                        </text:list-item>
                        <text:list-item>
                          <text:p text:style-name="P90">Sind weiterhin alle Bedingungen für den Angriff erfüllt? <text:tab/></text:p>
                          <text:list>
                            <text:list-item>
                              <text:p text:style-name="P90">Ja: weiter mit dem Angriff.</text:p>
                            </text:list-item>
                            <text:list-item>
                              <text:p text:style-name="P90">Nein: Angriff abbrechen.</text:p>
                            </text:list-item>
                          </text:list>
                        </text:list-item>
                        <text:list-item>
                          <text:p text:style-name="P90">Angreifer AP := 0</text:p>
                        </text:list-item>
                        <text:list-item>
                          <text:p text:style-name="P90">Sind die Kampfinitiativen Unterschiedlich?</text:p>
                          <text:list>
                            <text:list-item>
                              <text:p text:style-name="P90">Ja: Der Trupp mit der höheren Initiative greift an und fügt Schaden zu, dann <text:soft-page-break/>schlägt der Angegriffene(geschwächte) Trupp zurück</text:p>
                            </text:list-item>
                            <text:list-item>
                              <text:p text:style-name="P90">Nein: Berechne den Schaden, den die Trupps am Kontrahenten verursachen und füge beiden Trupps den vollen Schaden z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13"><text:tab/></text:span><text:span text:style-name="T34"><text:tab/>(geschickt wäre es, wenn die Funktion die Schaden verursacht selbst diese Ereignisse <text:tab/><text:tab/>aufruft, damit Fähigkeiten richtig gehandhabt werden)</text:span></text:p>
      <text:list xml:id="list29521289" text:style-name="L2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0">Angreifer: Ereignis „Angriff“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9522906" text:style-name="L2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1">Angreifer: Ereignis „Leben X“ falls zutreffend</text:p>
                        </text:list-item>
                        <text:list-item>
                          <text:p text:style-name="P91">Verteidiger: Ereignis „Leben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0442211" text:continue-list="list29528993" text:style-name="L2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0">Angreifer: Ereignis „Angriff Nachher“</text:p>
                        </text:list-item>
                        <text:list-item>
                          <text:p text:style-name="P90">Verteidiger: Ereignis „Verteidigung Nachher“</text:p>
                        </text:list-item>
                        <text:list-item>
                          <text:p text:style-name="P90">Angreif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9519813" text:style-name="L2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2">Verteidig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5"><text:span text:style-name="T13"><text:tab/></text:span><text:span text:style-name="T15">Ablauf eines Fernkampfangriffs </text:span><text:span text:style-name="T13">(Es stehen genug AP für Angriff zur Verfügung):</text:span></text:p>
      <text:list xml:id="list29531803" text:style-name="L26">
        <text:list-item>
          <text:list>
            <text:list-item>
              <text:list>
                <text:list-item>
                  <text:p text:style-name="P93">Angreifer: Ereignis „Angriff Fernkampf Vorher“</text:p>
                </text:list-item>
                <text:list-item>
                  <text:p text:style-name="P93">Verteidiger: Ereignis „Verteidigung Fernkampf Vorher“</text:p>
                </text:list-item>
              </text:list>
            </text:list-item>
          </text:list>
        </text:list-item>
      </text:list>
      <text:list xml:id="list29512903" text:style-name="L2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4">Sind weiterhin alle Bedingungen für den Angriff erfüllt? <text:tab/></text:p>
                          <text:list>
                            <text:list-item>
                              <text:p text:style-name="P94">Ja: weiter mit dem Angriff.</text:p>
                            </text:list-item>
                            <text:list-item>
                              <text:p text:style-name="P94">Nein: Angriff abbrechen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9524712" text:style-name="L2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5">Angreifer AP := 0</text:p>
                        </text:list-item>
                        <text:list-item>
                          <text:p text:style-name="P95">Füge Fernkampfschaden zu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9523080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6">Angreifer: Ereignis „Angriff Fernkampf“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9516243" text:style-name="L3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7">Angreifer: Ereignis „Leben X“ falls zutreffend</text:p>
                        </text:list-item>
                        <text:list-item>
                          <text:p text:style-name="P97">Verteidiger: Ereignis „Leben X“ falls zutreffend</text:p>
                        </text:list-item>
                        <text:list-item>
                          <text:p text:style-name="P97">Angreifer: Ereignis „Angriff Nachher“</text:p>
                        </text:list-item>
                        <text:list-item>
                          <text:p text:style-name="P97">Verteidiger: Ereignis „Verteidigung Nachher“</text:p>
                        </text:list-item>
                        <text:list-item>
                          <text:p text:style-name="P97">Angreifer: Ereignis „Moral X“ falls zutreffend</text:p>
                        </text:list-item>
                        <text:list-item>
                          <text:p text:style-name="P97">Verteidig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><text:span text:style-name="T48"><text:tab/></text:span><text:span text:style-name="T15"><text:tab/></text:span></text:p>
      <text:p text:style-name="P19">5. Armeestruk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ge Dombrowski</meta:initial-creator>
    <meta:creation-date>2012-03-05T14:34:28.68</meta:creation-date>
    <dc:date>2012-03-12T20:31:18.59</dc:date>
    <dc:creator>Helge Dombrowski</dc:creator>
    <meta:editing-duration>P2DT3H33M35S</meta:editing-duration>
    <meta:editing-cycles>290</meta:editing-cycles>
    <meta:generator>OpenOffice.org/3.3$Win32 OpenOffice.org_project/330m20$Build-9567</meta:generator>
    <meta:document-statistic meta:table-count="4" meta:image-count="0" meta:object-count="6" meta:page-count="13" meta:paragraph-count="419" meta:word-count="3361" meta:character-count="22360"/>
  </office:meta>
</office:document-meta>
</file>

<file path=Object 1/content.xml><?xml version="1.0" encoding="utf-8"?>
<math xmlns="http://www.w3.org/1998/Math/MathML">
  <semantics>
    <mrow>
      <mi mathvariant="italic">BK</mi>
      <mrow>
        <mi mathvariant="normal">:</mi>
        <mo stretchy="false">=</mo>
        <mrow>
          <mrow>
            <mo stretchy="false">(</mo>
            <mrow>
              <mrow>
                <mi mathvariant="italic">t.EBK</mi>
                <mo stretchy="false">+</mo>
                <mi mathvariant="italic">t.mod</mi>
              </mrow>
              <mrow>
                <mo stretchy="false">(</mo>
                <mrow>
                  <mi mathvariant="italic">Bewegung</mi>
                  <mi>,</mi>
                  <mi mathvariant="italic">EBK</mi>
                </mrow>
                <mo stretchy="false">)</mo>
              </mrow>
            </mrow>
            <mo stretchy="false">)</mo>
          </mrow>
          <mo stretchy="false">∗</mo>
          <mi mathvariant="italic">t.modP</mi>
        </mrow>
      </mrow>
      <mrow>
        <mo stretchy="false">(</mo>
        <mrow>
          <mi mathvariant="italic">Bewegung</mi>
          <mi>,</mi>
          <mi mathvariant="italic">EBK</mi>
        </mrow>
        <mo stretchy="false">)</mo>
      </mrow>
    </mrow>
    <annotation encoding="StarMath 5.0">alignl BK := (t.EBK + t.mod(Bewegung,EBK)) * t.modP(Bewegung,EBK)</annotation>
  </semantics>
</math>
</file>

<file path=Object 2/content.xml><?xml version="1.0" encoding="utf-8"?>
<math xmlns="http://www.w3.org/1998/Math/MathML">
  <semantics>
    <mtable>
      <mtr>
        <mtd>
          <mrow>
            <mi mathvariant="italic">t.mod</mi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row>
              <mi mathvariant="normal">:</mi>
              <mo stretchy="false">=</mo>
              <mrow>
                <mo stretchy="false">∑</mo>
                <mi mathvariant="italic">e.mod</mi>
              </mrow>
            </mrow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i mathvariant="italic">mit</mi>
            <mrow>
              <mi>e</mi>
              <mo stretchy="false">∈</mo>
              <mrow>
                <mrow>
                  <mi mathvariant="italic">t.T</mi>
                  <mo stretchy="false">∪</mo>
                  <mi mathvariant="italic">t.E</mi>
                </mrow>
                <mo stretchy="false">∪</mo>
                <mi mathvariant="italic">t.Inv</mi>
              </mrow>
            </mrow>
          </mrow>
        </mtd>
      </mtr>
      <mtr>
        <mtd/>
      </mtr>
      <mtr>
        <mtd>
          <mrow>
            <mi mathvariant="italic">t.modP</mi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row>
              <mi mathvariant="normal">:</mi>
              <mo stretchy="false">=</mo>
              <mrow>
                <mo stretchy="false">∑</mo>
                <mi mathvariant="italic">e.modP</mi>
              </mrow>
            </mrow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i mathvariant="italic">mit</mi>
            <mrow>
              <mi>e</mi>
              <mo stretchy="false">∈</mo>
              <mrow>
                <mrow>
                  <mi mathvariant="italic">t.T</mi>
                  <mo stretchy="false">∪</mo>
                  <mi mathvariant="italic">t.E</mi>
                </mrow>
                <mo stretchy="false">∪</mo>
                <mi mathvariant="italic">t.Inv</mi>
              </mrow>
            </mrow>
          </mrow>
        </mtd>
      </mtr>
    </mtable>
    <annotation encoding="StarMath 5.0">alignl t.mod(Aktion,Attribut) := sum e.mod(Aktion,Attribut) mit e in t.T union t.E union t.Inv newline newline alignl  t.modP(Aktion,Attribut) := sum e.modP(Aktion,Attribut) mit e in t.T union t.E union t.Inv</annotation>
  </semantics>
</math>
</file>

<file path=Object 3/content.xml><?xml version="1.0" encoding="utf-8"?>
<math xmlns="http://www.w3.org/1998/Math/MathML">
  <semantics>
    <mrow>
      <mi mathvariant="italic">AI</mi>
      <mrow>
        <mi mathvariant="normal">:</mi>
        <mo stretchy="false">=</mo>
        <mrow>
          <mrow>
            <mo stretchy="false">(</mo>
            <mrow>
              <mrow>
                <mi mathvariant="italic">t.EI</mi>
                <mo stretchy="false">+</mo>
                <mi mathvariant="italic">t.mod</mi>
              </mrow>
              <mrow>
                <mrow>
                  <mo stretchy="false">(</mo>
                  <mrow>
                    <mi mathvariant="italic">Angriff</mi>
                    <mi>,</mi>
                    <mi mathvariant="italic">EI</mi>
                  </mrow>
                  <mo stretchy="false">)</mo>
                </mrow>
                <mo stretchy="false">+</mo>
                <mi mathvariant="italic">KGV</mi>
              </mrow>
              <mrow>
                <mo stretchy="false">(</mo>
                <mi mathvariant="italic">EI</mi>
                <mo stretchy="false">)</mo>
              </mrow>
            </mrow>
            <mo stretchy="false">)</mo>
          </mrow>
          <mo stretchy="false">∗</mo>
          <mi mathvariant="italic">t.modP</mi>
        </mrow>
      </mrow>
      <mrow>
        <mo stretchy="false">(</mo>
        <mrow>
          <mi mathvariant="italic">Angriff</mi>
          <mi>,</mi>
          <mi mathvariant="italic">EI</mi>
        </mrow>
        <mo stretchy="false">)</mo>
      </mrow>
    </mrow>
    <annotation encoding="StarMath 5.0">alignl  AI := (t.EI + t.mod(Angriff, EI) + KGV(EI))*t.modP(Angriff,EI)</annotation>
  </semantics>
</math>
</file>

<file path=Object 4/content.xml><?xml version="1.0" encoding="utf-8"?>
<math xmlns="http://www.w3.org/1998/Math/MathML">
  <semantics>
    <mtable>
      <mtr>
        <mtd>
          <mrow>
            <mi mathvariant="italic">KGV</mi>
            <mrow>
              <mrow>
                <mo stretchy="false">(</mo>
                <mi mathvariant="italic">EI</mi>
                <mo stretchy="false">)</mo>
              </mrow>
              <mo stretchy="false">=</mo>
              <mn>0</mn>
            </mrow>
            <mi mathvariant="italic">für</mi>
            <mrow>
              <mi mathvariant="italic">t.EKG</mi>
              <mo stretchy="false">−</mo>
              <mi>t</mi>
            </mrow>
            <mi>'</mi>
            <mn>.</mn>
            <mrow>
              <mi mathvariant="italic">EKG</mi>
              <mo stretchy="false">=</mo>
              <mn>1</mn>
            </mrow>
          </mrow>
        </mtd>
      </mtr>
      <mtr>
        <mtd>
          <mrow>
            <mi mathvariant="italic">KGV</mi>
            <mrow>
              <mrow>
                <mo stretchy="false">(</mo>
                <mi mathvariant="italic">EI</mi>
                <mo stretchy="false">)</mo>
              </mrow>
              <mo stretchy="false">=</mo>
              <mi mathvariant="italic">max</mi>
            </mrow>
            <mrow>
              <mo stretchy="false">(</mo>
              <mrow>
                <mi mathvariant="italic">math.floor</mi>
                <mrow>
                  <mo stretchy="false">(</mo>
                  <mrow>
                    <mrow>
                      <mo stretchy="false">(</mo>
                      <mrow>
                        <mrow>
                          <mi mathvariant="italic">t.EKG</mi>
                          <mo stretchy="false">−</mo>
                          <mi>t</mi>
                        </mrow>
                        <mi>'</mi>
                        <mn>.</mn>
                        <mi mathvariant="italic">EKG</mi>
                      </mrow>
                      <mo stretchy="false">)</mo>
                    </mrow>
                    <mo stretchy="false">/</mo>
                    <mn>2</mn>
                  </mrow>
                  <mo stretchy="false">)</mo>
                </mrow>
                <mn>,0</mn>
              </mrow>
              <mo stretchy="false">)</mo>
            </mrow>
            <mi mathvariant="italic">sonst</mi>
          </mrow>
        </mtd>
      </mtr>
    </mtable>
    <annotation encoding="StarMath 5.0">alignl KGV (EI) = 0 für t.EKG - t'.EKG = 1 newline alignl KGV (EI) =  max(math.floor((t.EKG - t'.EKG)/2),0) sonst</annotation>
  </semantics>
</math>
</file>

<file path=Object 5/content.xml><?xml version="1.0" encoding="utf-8"?>
<math xmlns="http://www.w3.org/1998/Math/MathML">
  <semantics>
    <mrow>
      <mi mathvariant="italic">AS</mi>
      <mrow>
        <mo stretchy="false">(</mo>
        <mi>e</mi>
        <mo stretchy="false">)</mo>
      </mrow>
      <mrow>
        <mi mathvariant="normal">:</mi>
        <mo stretchy="false">=</mo>
        <mrow>
          <mrow>
            <mo stretchy="false">(</mo>
            <mrow>
              <mrow>
                <mi mathvariant="italic">t.EKK</mi>
                <mo stretchy="false">+</mo>
                <mi mathvariant="italic">t.W.WS</mi>
              </mrow>
              <mrow>
                <mrow>
                  <mo stretchy="false">(</mo>
                  <mi>e</mi>
                  <mo stretchy="false">)</mo>
                </mrow>
                <mo stretchy="false">+</mo>
                <mi mathvariant="italic">KGV</mi>
              </mrow>
              <mrow>
                <mrow>
                  <mo stretchy="false">(</mo>
                  <mi>S</mi>
                  <mo stretchy="false">)</mo>
                </mrow>
                <mo stretchy="false">+</mo>
                <mi mathvariant="italic">t.mod</mi>
              </mrow>
              <mrow>
                <mo stretchy="false">(</mo>
                <mrow>
                  <mi mathvariant="italic">Angriff</mi>
                  <mi>,</mi>
                  <mi mathvariant="italic">EKK</mi>
                </mrow>
                <mo stretchy="false">)</mo>
              </mrow>
            </mrow>
            <mo stretchy="false">)</mo>
          </mrow>
          <mo stretchy="false">∗</mo>
          <mi mathvariant="italic">t.modP</mi>
        </mrow>
      </mrow>
      <mrow>
        <mo stretchy="false">(</mo>
        <mrow>
          <mi mathvariant="italic">Angriff</mi>
          <mi>,</mi>
          <mi mathvariant="italic">EKK</mi>
        </mrow>
        <mo stretchy="false">)</mo>
      </mrow>
    </mrow>
    <annotation encoding="StarMath 5.0">AS(e) := (t.EKK + t.W.WS(e) + KGV (S) + t.mod(Angriff,EKK))*t.modP(Angriff,EKK)</annotation>
  </semantics>
</math>
</file>

<file path=Object 6/content.xml><?xml version="1.0" encoding="utf-8"?>
<math xmlns="http://www.w3.org/1998/Math/MathML">
  <semantics>
    <mtable>
      <mtr>
        <mtd>
          <mrow>
            <mi mathvariant="italic">KGV</mi>
            <mrow>
              <mrow>
                <mo stretchy="false">(</mo>
                <mi>S</mi>
                <mo stretchy="false">)</mo>
              </mrow>
              <mo stretchy="false">=</mo>
              <mrow>
                <mi mathvariant="italic">t.EKG</mi>
                <mo stretchy="false">−</mo>
                <mi>t</mi>
              </mrow>
            </mrow>
            <mi>'</mi>
            <mn>.</mn>
            <mi mathvariant="italic">EKG</mi>
            <mi/>
            <mi mathvariant="italic">für</mi>
            <mrow>
              <mi mathvariant="italic">t.EKG</mi>
              <mo stretchy="false">−</mo>
              <mi>t</mi>
            </mrow>
            <mi>'</mi>
            <mn>.</mn>
            <mrow>
              <mi mathvariant="italic">EKG</mi>
              <mo stretchy="false">≥</mo>
              <mn>0</mn>
            </mrow>
          </mrow>
        </mtd>
      </mtr>
      <mtr>
        <mtd>
          <mrow>
            <mi mathvariant="italic">KGV</mi>
            <mrow>
              <mrow>
                <mo stretchy="false">(</mo>
                <mi>S</mi>
                <mo stretchy="false">)</mo>
              </mrow>
              <mo stretchy="false">=</mo>
              <mi mathvariant="italic">math.floor</mi>
            </mrow>
            <mrow>
              <mo stretchy="false">(</mo>
              <mrow>
                <mrow>
                  <mo stretchy="false">(</mo>
                  <mrow>
                    <mi mathvariant="italic">t.EKG</mi>
                    <mo stretchy="false">−</mo>
                    <mi mathvariant="italic">t.EKG</mi>
                  </mrow>
                  <mo stretchy="false">)</mo>
                </mrow>
                <mo stretchy="false">/</mo>
                <mn>2</mn>
              </mrow>
              <mo stretchy="false">)</mo>
            </mrow>
            <mi/>
            <mi mathvariant="italic">sonst</mi>
          </mrow>
        </mtd>
      </mtr>
    </mtable>
    <annotation encoding="StarMath 5.0">alignl KGV(S) = t.EKG - t'.EKG ~~~~~~~~~~~~~~~~~ für t.EKG - t'.EKG &gt;= 0 newline alignl KGV(S)= math.floor((t.EKG - t.EKG)/2)	~~sonst
</annotation>
  </semantics>
</math>
</file>